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5807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46in"/>
    </style:style>
    <style:style style:name="co8" style:family="table-column">
      <style:table-column-properties fo:break-before="auto" style:column-width="0.5965in"/>
    </style:style>
    <style:style style:name="co9" style:family="table-column">
      <style:table-column-properties fo:break-before="auto" style:column-width="0.4827in"/>
    </style:style>
    <style:style style:name="co10" style:family="table-column">
      <style:table-column-properties fo:break-before="auto" style:column-width="0.7862in"/>
    </style:style>
    <style:style style:name="co11" style:family="table-column">
      <style:table-column-properties fo:break-before="auto" style:column-width="0.8484in"/>
    </style:style>
    <style:style style:name="co12" style:family="table-column">
      <style:table-column-properties fo:break-before="auto" style:column-width="0.4098in"/>
    </style:style>
    <style:style style:name="co13" style:family="table-column">
      <style:table-column-properties fo:break-before="auto" style:column-width="0.7409in"/>
    </style:style>
    <style:style style:name="co14" style:family="table-column">
      <style:table-column-properties fo:break-before="auto" style:column-width="0.4016in"/>
    </style:style>
    <style:style style:name="co15" style:family="table-column">
      <style:table-column-properties fo:break-before="auto" style:column-width="0.8665in"/>
    </style:style>
    <style:style style:name="co16" style:family="table-column">
      <style:table-column-properties fo:break-before="auto" style:column-width="0.652in"/>
    </style:style>
    <style:style style:name="co17" style:family="table-column">
      <style:table-column-properties fo:break-before="auto" style:column-width="0.5445in"/>
    </style:style>
    <style:style style:name="co18" style:family="table-column">
      <style:table-column-properties fo:break-before="auto" style:column-width="0.6429in"/>
    </style:style>
    <style:style style:name="co19" style:family="table-column">
      <style:table-column-properties fo:break-before="auto" style:column-width="0.348in"/>
    </style:style>
    <style:style style:name="co20" style:family="table-column">
      <style:table-column-properties fo:break-before="auto" style:column-width="0.8126in"/>
    </style:style>
    <style:style style:name="co21" style:family="table-column">
      <style:table-column-properties fo:break-before="auto" style:column-width="0.7681in"/>
    </style:style>
    <style:style style:name="co22" style:family="table-column">
      <style:table-column-properties fo:break-before="auto" style:column-width="0.7953in"/>
    </style:style>
    <style:style style:name="co23" style:family="table-column">
      <style:table-column-properties fo:break-before="auto" style:column-width="0.7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/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"/>
    <style:style style:name="ce4" style:family="table-cell" style:parent-style-name="Default" style:data-style-name="N123"/>
    <style:style style:name="ce5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122in" svg:height="5.0492in" svg:x="4.8059in" svg:y="0.1512in">
            <draw:object draw:notify-on-update-of-ranges="Sheet1.C1:Sheet1.C1 Sheet1.C2:Sheet1.C21 Sheet1.D1:Sheet1.D1 Sheet1.D2:Sheet1.D21 Sheet1.E1:Sheet1.E1 Sheet1.E2:Sheet1.E21 Sheet1.F1:Sheet1.F1 Sheet1.F2:Sheet1.F21 Sheet1.G1:Sheet1.G1 Sheet1.G2:Sheet1.G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7925in" svg:height="3.5465in" svg:x="4.6618in" svg:y="5.4134in">
            <draw:object draw:notify-on-update-of-ranges="Sheet1.C23:Sheet1.C23 Sheet1.C24:Sheet1.C43 Sheet1.D23:Sheet1.D23 Sheet1.D24:Sheet1.D43 Sheet1.E23:Sheet1.E23 Sheet1.E24:Sheet1.E43 Sheet1.F23:Sheet1.F23 Sheet1.F24:Sheet1.F43 Sheet1.G23:Sheet1.G23 Sheet1.G24:Sheet1.G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1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case_dx</text:p>
          </table:table-cell>
          <table:table-cell office:value-type="string" calcext:value-type="string">
            <text:p>case_ax</text:p>
          </table:table-cell>
          <table:table-cell office:value-type="string" calcext:value-type="string">
            <text:p>nn_a</text:p>
          </table:table-cell>
          <table:table-cell office:value-type="string" calcext:value-type="string">
            <text:p>nn_b</text:p>
          </table:table-cell>
          <table:table-cell office:value-type="string" calcext:value-type="string">
            <text:p>nn_c</text:p>
          </table:table-cell>
          <table:table-cell office:value-type="string" calcext:value-type="string">
            <text:p>nn_d</text:p>
          </table:table-cell>
          <table:table-cell office:value-type="string" calcext:value-type="string">
            <text:p>nn_e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496383333333333" calcext:value-type="float">
            <text:p>0.496</text:p>
          </table:table-cell>
          <table:table-cell office:value-type="float" office:value="0.5544" calcext:value-type="float">
            <text:p>0.554</text:p>
          </table:table-cell>
          <table:table-cell office:value-type="float" office:value="0.644683333333333" calcext:value-type="float">
            <text:p>0.645</text:p>
          </table:table-cell>
          <table:table-cell office:value-type="float" office:value="0.742833333333333" calcext:value-type="float">
            <text:p>0.743</text:p>
          </table:table-cell>
          <table:table-cell office:value-type="float" office:value="0.43175" calcext:value-type="float">
            <text:p>0.432</text:p>
          </table:table-cell>
          <table:table-cell office:value-type="float" office:value="0.389016666666667" calcext:value-type="float">
            <text:p>0.389</text:p>
          </table:table-cell>
        </table:table-row>
        <table:table-row table:style-name="ro1">
          <table:table-cell office:value-type="float" office:value="0.379533333333333" calcext:value-type="float">
            <text:p>0.380</text:p>
          </table:table-cell>
          <table:table-cell office:value-type="float" office:value="0.787566666666667" calcext:value-type="float">
            <text:p>0.788</text:p>
          </table:table-cell>
          <table:table-cell office:value-type="float" office:value="0.795366666666667" calcext:value-type="float">
            <text:p>0.79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79216666666667" calcext:value-type="float">
            <text:p>0.879</text:p>
          </table:table-cell>
          <table:table-cell office:value-type="float" office:value="0.7675" calcext:value-type="float">
            <text:p>0.768</text:p>
          </table:table-cell>
          <table:table-cell office:value-type="float" office:value="0.715533333333333" calcext:value-type="float">
            <text:p>0.716</text:p>
          </table:table-cell>
        </table:table-row>
        <table:table-row table:style-name="ro1">
          <table:table-cell office:value-type="float" office:value="0.490966666666667" calcext:value-type="float">
            <text:p>0.491</text:p>
          </table:table-cell>
          <table:table-cell office:value-type="float" office:value="0.824083333333333" calcext:value-type="float">
            <text:p>0.824</text:p>
          </table:table-cell>
          <table:table-cell office:value-type="float" office:value="0.853566666666667" calcext:value-type="float">
            <text:p>0.854</text:p>
          </table:table-cell>
          <table:table-cell office:value-type="float" office:value="0.877066666666667" calcext:value-type="float">
            <text:p>0.877</text:p>
          </table:table-cell>
          <table:table-cell office:value-type="float" office:value="0.899716666666667" calcext:value-type="float">
            <text:p>0.900</text:p>
          </table:table-cell>
          <table:table-cell office:value-type="float" office:value="0.82705" calcext:value-type="float">
            <text:p>0.827</text:p>
          </table:table-cell>
          <table:table-cell office:value-type="float" office:value="0.784016666666667" calcext:value-type="float">
            <text:p>0.784</text:p>
          </table:table-cell>
        </table:table-row>
        <table:table-row table:style-name="ro1">
          <table:table-cell office:value-type="float" office:value="0.549033333333333" calcext:value-type="float">
            <text:p>0.549</text:p>
          </table:table-cell>
          <table:table-cell office:value-type="float" office:value="0.8427" calcext:value-type="float">
            <text:p>0.843</text:p>
          </table:table-cell>
          <table:table-cell office:value-type="float" office:value="0.8747" calcext:value-type="float">
            <text:p>0.875</text:p>
          </table:table-cell>
          <table:table-cell office:value-type="float" office:value="0.888833333333333" calcext:value-type="float">
            <text:p>0.889</text:p>
          </table:table-cell>
          <table:table-cell office:value-type="float" office:value="0.911616666666667" calcext:value-type="float">
            <text:p>0.912</text:p>
          </table:table-cell>
          <table:table-cell office:value-type="float" office:value="0.849683333333333" calcext:value-type="float">
            <text:p>0.850</text:p>
          </table:table-cell>
          <table:table-cell office:value-type="float" office:value="0.806366666666667" calcext:value-type="float">
            <text:p>0.806</text:p>
          </table:table-cell>
        </table:table-row>
        <table:table-row table:style-name="ro1">
          <table:table-cell office:value-type="float" office:value="0.587383333333333" calcext:value-type="float">
            <text:p>0.587</text:p>
          </table:table-cell>
          <table:table-cell office:value-type="float" office:value="0.855016666666667" calcext:value-type="float">
            <text:p>0.855</text:p>
          </table:table-cell>
          <table:table-cell office:value-type="float" office:value="0.888533333333333" calcext:value-type="float">
            <text:p>0.889</text:p>
          </table:table-cell>
          <table:table-cell office:value-type="float" office:value="0.89735" calcext:value-type="float">
            <text:p>0.897</text:p>
          </table:table-cell>
          <table:table-cell office:value-type="float" office:value="0.92005" calcext:value-type="float">
            <text:p>0.920</text:p>
          </table:table-cell>
          <table:table-cell office:value-type="float" office:value="0.866933333333333" calcext:value-type="float">
            <text:p>0.867</text:p>
          </table:table-cell>
          <table:table-cell office:value-type="float" office:value="0.819783333333333" calcext:value-type="float">
            <text:p>0.820</text:p>
          </table:table-cell>
        </table:table-row>
        <table:table-row table:style-name="ro1">
          <table:table-cell office:value-type="float" office:value="0.611466666666667" calcext:value-type="float">
            <text:p>0.611</text:p>
          </table:table-cell>
          <table:table-cell office:value-type="float" office:value="0.865133333333333" calcext:value-type="float">
            <text:p>0.865</text:p>
          </table:table-cell>
          <table:table-cell office:value-type="float" office:value="0.8959" calcext:value-type="float">
            <text:p>0.896</text:p>
          </table:table-cell>
          <table:table-cell office:value-type="float" office:value="0.903483333333333" calcext:value-type="float">
            <text:p>0.903</text:p>
          </table:table-cell>
          <table:table-cell office:value-type="float" office:value="0.926466666666667" calcext:value-type="float">
            <text:p>0.926</text:p>
          </table:table-cell>
          <table:table-cell office:value-type="float" office:value="0.880166666666667" calcext:value-type="float">
            <text:p>0.880</text:p>
          </table:table-cell>
          <table:table-cell office:value-type="float" office:value="0.839066666666667" calcext:value-type="float">
            <text:p>0.839</text:p>
          </table:table-cell>
        </table:table-row>
        <table:table-row table:style-name="ro1">
          <table:table-cell office:value-type="float" office:value="0.627716666666667" calcext:value-type="float">
            <text:p>0.628</text:p>
          </table:table-cell>
          <table:table-cell office:value-type="float" office:value="0.875533333333333" calcext:value-type="float">
            <text:p>0.876</text:p>
          </table:table-cell>
          <table:table-cell office:value-type="float" office:value="0.899283333333333" calcext:value-type="float">
            <text:p>0.899</text:p>
          </table:table-cell>
          <table:table-cell office:value-type="float" office:value="0.90865" calcext:value-type="float">
            <text:p>0.909</text:p>
          </table:table-cell>
          <table:table-cell office:value-type="float" office:value="0.931483333333333" calcext:value-type="float">
            <text:p>0.931</text:p>
          </table:table-cell>
          <table:table-cell office:value-type="float" office:value="0.889583333333333" calcext:value-type="float">
            <text:p>0.890</text:p>
          </table:table-cell>
          <table:table-cell office:value-type="float" office:value="0.857833333333333" calcext:value-type="float">
            <text:p>0.858</text:p>
          </table:table-cell>
        </table:table-row>
        <table:table-row table:style-name="ro1">
          <table:table-cell office:value-type="float" office:value="0.641066666666667" calcext:value-type="float">
            <text:p>0.641</text:p>
          </table:table-cell>
          <table:table-cell office:value-type="float" office:value="0.884383333333333" calcext:value-type="float">
            <text:p>0.884</text:p>
          </table:table-cell>
          <table:table-cell office:value-type="float" office:value="0.9017" calcext:value-type="float">
            <text:p>0.902</text:p>
          </table:table-cell>
          <table:table-cell office:value-type="float" office:value="0.912266666666667" calcext:value-type="float">
            <text:p>0.912</text:p>
          </table:table-cell>
          <table:table-cell office:value-type="float" office:value="0.935083333333333" calcext:value-type="float">
            <text:p>0.935</text:p>
          </table:table-cell>
          <table:table-cell office:value-type="float" office:value="0.896916666666667" calcext:value-type="float">
            <text:p>0.897</text:p>
          </table:table-cell>
          <table:table-cell office:value-type="float" office:value="0.872666666666667" calcext:value-type="float">
            <text:p>0.873</text:p>
          </table:table-cell>
        </table:table-row>
        <table:table-row table:style-name="ro1">
          <table:table-cell office:value-type="float" office:value="0.653166666666667" calcext:value-type="float">
            <text:p>0.653</text:p>
          </table:table-cell>
          <table:table-cell office:value-type="float" office:value="0.890583333333333" calcext:value-type="float">
            <text:p>0.891</text:p>
          </table:table-cell>
          <table:table-cell office:value-type="float" office:value="0.9032" calcext:value-type="float">
            <text:p>0.903</text:p>
          </table:table-cell>
          <table:table-cell office:value-type="float" office:value="0.915783333333333" calcext:value-type="float">
            <text:p>0.916</text:p>
          </table:table-cell>
          <table:table-cell office:value-type="float" office:value="0.93815" calcext:value-type="float">
            <text:p>0.938</text:p>
          </table:table-cell>
          <table:table-cell office:value-type="float" office:value="0.902783333333333" calcext:value-type="float">
            <text:p>0.903</text:p>
          </table:table-cell>
          <table:table-cell office:value-type="float" office:value="0.8863" calcext:value-type="float">
            <text:p>0.886</text:p>
          </table:table-cell>
        </table:table-row>
        <table:table-row table:style-name="ro1">
          <table:table-cell office:value-type="float" office:value="0.660733333333333" calcext:value-type="float">
            <text:p>0.661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905483333333333" calcext:value-type="float">
            <text:p>0.905</text:p>
          </table:table-cell>
          <table:table-cell office:value-type="float" office:value="0.91845" calcext:value-type="float">
            <text:p>0.918</text:p>
          </table:table-cell>
          <table:table-cell office:value-type="float" office:value="0.9409" calcext:value-type="float">
            <text:p>0.941</text:p>
          </table:table-cell>
          <table:table-cell office:value-type="float" office:value="0.907316666666667" calcext:value-type="float">
            <text:p>0.907</text:p>
          </table:table-cell>
          <table:table-cell office:value-type="float" office:value="0.8955" calcext:value-type="float">
            <text:p>0.896</text:p>
          </table:table-cell>
        </table:table-row>
        <table:table-row table:style-name="ro1">
          <table:table-cell office:value-type="float" office:value="0.668183333333333" calcext:value-type="float">
            <text:p>0.668</text:p>
          </table:table-cell>
          <table:table-cell office:value-type="float" office:value="0.90025" calcext:value-type="float">
            <text:p>0.900</text:p>
          </table:table-cell>
          <table:table-cell office:value-type="float" office:value="0.907783333333333" calcext:value-type="float">
            <text:p>0.908</text:p>
          </table:table-cell>
          <table:table-cell office:value-type="float" office:value="0.920333333333333" calcext:value-type="float">
            <text:p>0.920</text:p>
          </table:table-cell>
          <table:table-cell office:value-type="float" office:value="0.943433333333333" calcext:value-type="float">
            <text:p>0.943</text:p>
          </table:table-cell>
          <table:table-cell office:value-type="float" office:value="0.91185" calcext:value-type="float">
            <text:p>0.912</text:p>
          </table:table-cell>
          <table:table-cell office:value-type="float" office:value="0.900416666666667" calcext:value-type="float">
            <text:p>0.900</text:p>
          </table:table-cell>
        </table:table-row>
        <table:table-row table:style-name="ro1">
          <table:table-cell office:value-type="float" office:value="0.675783333333333" calcext:value-type="float">
            <text:p>0.676</text:p>
          </table:table-cell>
          <table:table-cell office:value-type="float" office:value="0.903716666666667" calcext:value-type="float">
            <text:p>0.904</text:p>
          </table:table-cell>
          <table:table-cell office:value-type="float" office:value="0.909916666666667" calcext:value-type="float">
            <text:p>0.910</text:p>
          </table:table-cell>
          <table:table-cell office:value-type="float" office:value="0.92175" calcext:value-type="float">
            <text:p>0.922</text:p>
          </table:table-cell>
          <table:table-cell office:value-type="float" office:value="0.94535" calcext:value-type="float">
            <text:p>0.945</text:p>
          </table:table-cell>
          <table:table-cell office:value-type="float" office:value="0.913933333333333" calcext:value-type="float">
            <text:p>0.914</text:p>
          </table:table-cell>
          <table:table-cell office:value-type="float" office:value="0.902883333333333" calcext:value-type="float">
            <text:p>0.903</text:p>
          </table:table-cell>
        </table:table-row>
        <table:table-row table:style-name="ro1">
          <table:table-cell office:value-type="float" office:value="0.682266666666667" calcext:value-type="float">
            <text:p>0.682</text:p>
          </table:table-cell>
          <table:table-cell office:value-type="float" office:value="0.9064" calcext:value-type="float">
            <text:p>0.906</text:p>
          </table:table-cell>
          <table:table-cell office:value-type="float" office:value="0.911466666666667" calcext:value-type="float">
            <text:p>0.911</text:p>
          </table:table-cell>
          <table:table-cell office:value-type="float" office:value="0.922316666666667" calcext:value-type="float">
            <text:p>0.922</text:p>
          </table:table-cell>
          <table:table-cell office:value-type="float" office:value="0.94735" calcext:value-type="float">
            <text:p>0.947</text:p>
          </table:table-cell>
          <table:table-cell office:value-type="float" office:value="0.91505" calcext:value-type="float">
            <text:p>0.915</text:p>
          </table:table-cell>
          <table:table-cell office:value-type="float" office:value="0.903583333333333" calcext:value-type="float">
            <text:p>0.904</text:p>
          </table:table-cell>
        </table:table-row>
        <table:table-row table:style-name="ro1">
          <table:table-cell office:value-type="float" office:value="0.68935" calcext:value-type="float">
            <text:p>0.689</text:p>
          </table:table-cell>
          <table:table-cell office:value-type="float" office:value="0.909066666666667" calcext:value-type="float">
            <text:p>0.909</text:p>
          </table:table-cell>
          <table:table-cell office:value-type="float" office:value="0.9131" calcext:value-type="float">
            <text:p>0.913</text:p>
          </table:table-cell>
          <table:table-cell office:value-type="float" office:value="0.922916666666667" calcext:value-type="float">
            <text:p>0.923</text:p>
          </table:table-cell>
          <table:table-cell office:value-type="float" office:value="0.9493" calcext:value-type="float">
            <text:p>0.949</text:p>
          </table:table-cell>
          <table:table-cell office:value-type="float" office:value="0.914833333333333" calcext:value-type="float">
            <text:p>0.915</text:p>
          </table:table-cell>
          <table:table-cell office:value-type="float" office:value="0.904183333333333" calcext:value-type="float">
            <text:p>0.904</text:p>
          </table:table-cell>
        </table:table-row>
        <table:table-row table:style-name="ro1">
          <table:table-cell office:value-type="float" office:value="0.694983333333333" calcext:value-type="float">
            <text:p>0.695</text:p>
          </table:table-cell>
          <table:table-cell office:value-type="float" office:value="0.9109" calcext:value-type="float">
            <text:p>0.911</text:p>
          </table:table-cell>
          <table:table-cell office:value-type="float" office:value="0.913733333333333" calcext:value-type="float">
            <text:p>0.914</text:p>
          </table:table-cell>
          <table:table-cell office:value-type="float" office:value="0.923683333333333" calcext:value-type="float">
            <text:p>0.924</text:p>
          </table:table-cell>
          <table:table-cell office:value-type="float" office:value="0.95095" calcext:value-type="float">
            <text:p>0.951</text:p>
          </table:table-cell>
          <table:table-cell office:value-type="float" office:value="0.916433333333333" calcext:value-type="float">
            <text:p>0.916</text:p>
          </table:table-cell>
          <table:table-cell office:value-type="float" office:value="0.9046" calcext:value-type="float">
            <text:p>0.905</text:p>
          </table:table-cell>
        </table:table-row>
        <table:table-row table:style-name="ro1">
          <table:table-cell office:value-type="float" office:value="0.700316666666667" calcext:value-type="float">
            <text:p>0.700</text:p>
          </table:table-cell>
          <table:table-cell office:value-type="float" office:value="0.91315" calcext:value-type="float">
            <text:p>0.913</text:p>
          </table:table-cell>
          <table:table-cell office:value-type="float" office:value="0.914566666666667" calcext:value-type="float">
            <text:p>0.915</text:p>
          </table:table-cell>
          <table:table-cell office:value-type="float" office:value="0.923966666666667" calcext:value-type="float">
            <text:p>0.924</text:p>
          </table:table-cell>
          <table:table-cell office:value-type="float" office:value="0.95235" calcext:value-type="float">
            <text:p>0.952</text:p>
          </table:table-cell>
          <table:table-cell office:value-type="float" office:value="0.919083333333333" calcext:value-type="float">
            <text:p>0.919</text:p>
          </table:table-cell>
          <table:table-cell office:value-type="float" office:value="0.90445" calcext:value-type="float">
            <text:p>0.904</text:p>
          </table:table-cell>
        </table:table-row>
        <table:table-row table:style-name="ro1">
          <table:table-cell office:value-type="float" office:value="0.705033333333333" calcext:value-type="float">
            <text:p>0.705</text:p>
          </table:table-cell>
          <table:table-cell office:value-type="float" office:value="0.914766666666667" calcext:value-type="float">
            <text:p>0.915</text:p>
          </table:table-cell>
          <table:table-cell office:value-type="float" office:value="0.915416666666667" calcext:value-type="float">
            <text:p>0.915</text:p>
          </table:table-cell>
          <table:table-cell office:value-type="float" office:value="0.92485" calcext:value-type="float">
            <text:p>0.925</text:p>
          </table:table-cell>
          <table:table-cell office:value-type="float" office:value="0.9535" calcext:value-type="float">
            <text:p>0.954</text:p>
          </table:table-cell>
          <table:table-cell office:value-type="float" office:value="0.921683333333333" calcext:value-type="float">
            <text:p>0.922</text:p>
          </table:table-cell>
          <table:table-cell office:value-type="float" office:value="0.905416666666667" calcext:value-type="float">
            <text:p>0.905</text:p>
          </table:table-cell>
        </table:table-row>
        <table:table-row table:style-name="ro1">
          <table:table-cell office:value-type="float" office:value="0.70985" calcext:value-type="float">
            <text:p>0.710</text:p>
          </table:table-cell>
          <table:table-cell office:value-type="float" office:value="0.916683333333333" calcext:value-type="float">
            <text:p>0.917</text:p>
          </table:table-cell>
          <table:table-cell office:value-type="float" office:value="0.9156" calcext:value-type="float">
            <text:p>0.916</text:p>
          </table:table-cell>
          <table:table-cell office:value-type="float" office:value="0.925416666666667" calcext:value-type="float">
            <text:p>0.925</text:p>
          </table:table-cell>
          <table:table-cell office:value-type="float" office:value="0.95485" calcext:value-type="float">
            <text:p>0.955</text:p>
          </table:table-cell>
          <table:table-cell office:value-type="float" office:value="0.922466666666667" calcext:value-type="float">
            <text:p>0.922</text:p>
          </table:table-cell>
          <table:table-cell office:value-type="float" office:value="0.906633333333333" calcext:value-type="float">
            <text:p>0.907</text:p>
          </table:table-cell>
        </table:table-row>
        <table:table-row table:style-name="ro1">
          <table:table-cell office:value-type="float" office:value="0.714466666666667" calcext:value-type="float">
            <text:p>0.714</text:p>
          </table:table-cell>
          <table:table-cell office:value-type="float" office:value="0.917616666666667" calcext:value-type="float">
            <text:p>0.918</text:p>
          </table:table-cell>
          <table:table-cell office:value-type="float" office:value="0.916116666666667" calcext:value-type="float">
            <text:p>0.916</text:p>
          </table:table-cell>
          <table:table-cell office:value-type="float" office:value="0.9257" calcext:value-type="float">
            <text:p>0.926</text:p>
          </table:table-cell>
          <table:table-cell office:value-type="float" office:value="0.955683333333333" calcext:value-type="float">
            <text:p>0.956</text:p>
          </table:table-cell>
          <table:table-cell office:value-type="float" office:value="0.922033333333333" calcext:value-type="float">
            <text:p>0.922</text:p>
          </table:table-cell>
          <table:table-cell office:value-type="float" office:value="0.907833333333333" calcext:value-type="float">
            <text:p>0.908</text:p>
          </table:table-cell>
        </table:table-row>
        <table:table-row table:style-name="ro1">
          <table:table-cell office:value-type="float" office:value="0.7182" calcext:value-type="float">
            <text:p>0.718</text:p>
          </table:table-cell>
          <table:table-cell office:value-type="float" office:value="0.918583333333333" calcext:value-type="float">
            <text:p>0.919</text:p>
          </table:table-cell>
          <table:table-cell office:value-type="float" office:value="0.916866666666667" calcext:value-type="float">
            <text:p>0.917</text:p>
          </table:table-cell>
          <table:table-cell office:value-type="float" office:value="0.9261" calcext:value-type="float">
            <text:p>0.926</text:p>
          </table:table-cell>
          <table:table-cell office:value-type="float" office:value="0.956883333333333" calcext:value-type="float">
            <text:p>0.957</text:p>
          </table:table-cell>
          <table:table-cell office:value-type="float" office:value="0.922466666666667" calcext:value-type="float">
            <text:p>0.922</text:p>
          </table:table-cell>
          <table:table-cell office:value-type="float" office:value="0.909916666666667" calcext:value-type="float">
            <text:p>0.9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n_a</text:p>
          </table:table-cell>
          <table:table-cell office:value-type="string" calcext:value-type="string">
            <text:p>nn_b</text:p>
          </table:table-cell>
          <table:table-cell office:value-type="string" calcext:value-type="string">
            <text:p>nn_c</text:p>
          </table:table-cell>
          <table:table-cell office:value-type="string" calcext:value-type="string">
            <text:p>nn_d</text:p>
          </table:table-cell>
          <table:table-cell office:value-type="string" calcext:value-type="string">
            <text:p>nn_e</text:p>
          </table:table-cell>
        </table:table-row>
        <table:table-row table:style-name="ro1">
          <table:table-cell table:number-columns-repeated="2"/>
          <table:table-cell office:value-type="float" office:value="1.9824" calcext:value-type="float">
            <text:p>1.982</text:p>
          </table:table-cell>
          <table:table-cell office:value-type="float" office:value="1.88095" calcext:value-type="float">
            <text:p>1.881</text:p>
          </table:table-cell>
          <table:table-cell office:value-type="float" office:value="1.81317" calcext:value-type="float">
            <text:p>1.813</text:p>
          </table:table-cell>
          <table:table-cell office:value-type="float" office:value="2.04235" calcext:value-type="float">
            <text:p>2.042</text:p>
          </table:table-cell>
          <table:table-cell office:value-type="float" office:value="2.07509" calcext:value-type="float">
            <text:p>2.075</text:p>
          </table:table-cell>
        </table:table-row>
        <table:table-row table:style-name="ro1">
          <table:table-cell table:number-columns-repeated="2"/>
          <table:table-cell office:value-type="float" office:value="1.88585" calcext:value-type="float">
            <text:p>1.886</text:p>
          </table:table-cell>
          <table:table-cell office:value-type="float" office:value="1.75645" calcext:value-type="float">
            <text:p>1.756</text:p>
          </table:table-cell>
          <table:table-cell office:value-type="float" office:value="1.70548" calcext:value-type="float">
            <text:p>1.705</text:p>
          </table:table-cell>
          <table:table-cell office:value-type="float" office:value="1.89769" calcext:value-type="float">
            <text:p>1.898</text:p>
          </table:table-cell>
          <table:table-cell office:value-type="float" office:value="1.95647" calcext:value-type="float">
            <text:p>1.956</text:p>
          </table:table-cell>
        </table:table-row>
        <table:table-row table:style-name="ro1">
          <table:table-cell table:number-columns-repeated="2"/>
          <table:table-cell office:value-type="float" office:value="1.83333" calcext:value-type="float">
            <text:p>1.833</text:p>
          </table:table-cell>
          <table:table-cell office:value-type="float" office:value="1.70162" calcext:value-type="float">
            <text:p>1.702</text:p>
          </table:table-cell>
          <table:table-cell office:value-type="float" office:value="1.65737" calcext:value-type="float">
            <text:p>1.657</text:p>
          </table:table-cell>
          <table:table-cell office:value-type="float" office:value="1.83956" calcext:value-type="float">
            <text:p>1.840</text:p>
          </table:table-cell>
          <table:table-cell office:value-type="float" office:value="1.9138" calcext:value-type="float">
            <text:p>1.914</text:p>
          </table:table-cell>
        </table:table-row>
        <table:table-row table:style-name="ro1">
          <table:table-cell table:number-columns-repeated="2"/>
          <table:table-cell office:value-type="float" office:value="1.78799" calcext:value-type="float">
            <text:p>1.788</text:p>
          </table:table-cell>
          <table:table-cell office:value-type="float" office:value="1.67973" calcext:value-type="float">
            <text:p>1.680</text:p>
          </table:table-cell>
          <table:table-cell office:value-type="float" office:value="1.62015" calcext:value-type="float">
            <text:p>1.620</text:p>
          </table:table-cell>
          <table:table-cell office:value-type="float" office:value="1.80491" calcext:value-type="float">
            <text:p>1.805</text:p>
          </table:table-cell>
          <table:table-cell office:value-type="float" office:value="1.88247" calcext:value-type="float">
            <text:p>1.882</text:p>
          </table:table-cell>
        </table:table-row>
        <table:table-row table:style-name="ro1">
          <table:table-cell table:number-columns-repeated="2"/>
          <table:table-cell office:value-type="float" office:value="1.74619" calcext:value-type="float">
            <text:p>1.746</text:p>
          </table:table-cell>
          <table:table-cell office:value-type="float" office:value="1.64585" calcext:value-type="float">
            <text:p>1.646</text:p>
          </table:table-cell>
          <table:table-cell office:value-type="float" office:value="1.59896" calcext:value-type="float">
            <text:p>1.599</text:p>
          </table:table-cell>
          <table:table-cell office:value-type="float" office:value="1.77422" calcext:value-type="float">
            <text:p>1.774</text:p>
          </table:table-cell>
          <table:table-cell office:value-type="float" office:value="1.85686" calcext:value-type="float">
            <text:p>1.857</text:p>
          </table:table-cell>
        </table:table-row>
        <table:table-row table:style-name="ro1">
          <table:table-cell table:number-columns-repeated="2"/>
          <table:table-cell office:value-type="float" office:value="1.71946" calcext:value-type="float">
            <text:p>1.719</text:p>
          </table:table-cell>
          <table:table-cell office:value-type="float" office:value="1.61701" calcext:value-type="float">
            <text:p>1.617</text:p>
          </table:table-cell>
          <table:table-cell office:value-type="float" office:value="1.5856" calcext:value-type="float">
            <text:p>1.586</text:p>
          </table:table-cell>
          <table:table-cell office:value-type="float" office:value="1.74847" calcext:value-type="float">
            <text:p>1.748</text:p>
          </table:table-cell>
          <table:table-cell office:value-type="float" office:value="1.82751" calcext:value-type="float">
            <text:p>1.828</text:p>
          </table:table-cell>
        </table:table-row>
        <table:table-row table:style-name="ro1">
          <table:table-cell table:number-columns-repeated="2"/>
          <table:table-cell office:value-type="float" office:value="1.69932" calcext:value-type="float">
            <text:p>1.699</text:p>
          </table:table-cell>
          <table:table-cell office:value-type="float" office:value="1.59842" calcext:value-type="float">
            <text:p>1.598</text:p>
          </table:table-cell>
          <table:table-cell office:value-type="float" office:value="1.57446" calcext:value-type="float">
            <text:p>1.574</text:p>
          </table:table-cell>
          <table:table-cell office:value-type="float" office:value="1.73631" calcext:value-type="float">
            <text:p>1.736</text:p>
          </table:table-cell>
          <table:table-cell office:value-type="float" office:value="1.80198" calcext:value-type="float">
            <text:p>1.802</text:p>
          </table:table-cell>
        </table:table-row>
        <table:table-row table:style-name="ro1">
          <table:table-cell table:number-columns-repeated="2"/>
          <table:table-cell office:value-type="float" office:value="1.67963" calcext:value-type="float">
            <text:p>1.680</text:p>
          </table:table-cell>
          <table:table-cell office:value-type="float" office:value="1.58465" calcext:value-type="float">
            <text:p>1.585</text:p>
          </table:table-cell>
          <table:table-cell office:value-type="float" office:value="1.565" calcext:value-type="float">
            <text:p>1.565</text:p>
          </table:table-cell>
          <table:table-cell office:value-type="float" office:value="1.72675" calcext:value-type="float">
            <text:p>1.727</text:p>
          </table:table-cell>
          <table:table-cell office:value-type="float" office:value="1.78176" calcext:value-type="float">
            <text:p>1.782</text:p>
          </table:table-cell>
        </table:table-row>
        <table:table-row table:style-name="ro1">
          <table:table-cell table:number-columns-repeated="2"/>
          <table:table-cell office:value-type="float" office:value="1.66495" calcext:value-type="float">
            <text:p>1.665</text:p>
          </table:table-cell>
          <table:table-cell office:value-type="float" office:value="1.5768" calcext:value-type="float">
            <text:p>1.577</text:p>
          </table:table-cell>
          <table:table-cell office:value-type="float" office:value="1.55782" calcext:value-type="float">
            <text:p>1.558</text:p>
          </table:table-cell>
          <table:table-cell office:value-type="float" office:value="1.71944" calcext:value-type="float">
            <text:p>1.719</text:p>
          </table:table-cell>
          <table:table-cell office:value-type="float" office:value="1.76672" calcext:value-type="float">
            <text:p>1.767</text:p>
          </table:table-cell>
        </table:table-row>
        <table:table-row table:style-name="ro1">
          <table:table-cell table:number-columns-repeated="2"/>
          <table:table-cell office:value-type="float" office:value="1.6561" calcext:value-type="float">
            <text:p>1.656</text:p>
          </table:table-cell>
          <table:table-cell office:value-type="float" office:value="1.57125" calcext:value-type="float">
            <text:p>1.571</text:p>
          </table:table-cell>
          <table:table-cell office:value-type="float" office:value="1.55136" calcext:value-type="float">
            <text:p>1.551</text:p>
          </table:table-cell>
          <table:table-cell office:value-type="float" office:value="1.71235" calcext:value-type="float">
            <text:p>1.712</text:p>
          </table:table-cell>
          <table:table-cell office:value-type="float" office:value="1.75534" calcext:value-type="float">
            <text:p>1.755</text:p>
          </table:table-cell>
        </table:table-row>
        <table:table-row table:style-name="ro1">
          <table:table-cell table:number-columns-repeated="2"/>
          <table:table-cell office:value-type="float" office:value="1.64881" calcext:value-type="float">
            <text:p>1.649</text:p>
          </table:table-cell>
          <table:table-cell office:value-type="float" office:value="1.56668" calcext:value-type="float">
            <text:p>1.567</text:p>
          </table:table-cell>
          <table:table-cell office:value-type="float" office:value="1.54569" calcext:value-type="float">
            <text:p>1.546</text:p>
          </table:table-cell>
          <table:table-cell office:value-type="float" office:value="1.7036" calcext:value-type="float">
            <text:p>1.704</text:p>
          </table:table-cell>
          <table:table-cell office:value-type="float" office:value="1.74701" calcext:value-type="float">
            <text:p>1.747</text:p>
          </table:table-cell>
        </table:table-row>
        <table:table-row table:style-name="ro1">
          <table:table-cell table:number-columns-repeated="2"/>
          <table:table-cell office:value-type="float" office:value="1.6478" calcext:value-type="float">
            <text:p>1.648</text:p>
          </table:table-cell>
          <table:table-cell office:value-type="float" office:value="1.56207" calcext:value-type="float">
            <text:p>1.562</text:p>
          </table:table-cell>
          <table:table-cell office:value-type="float" office:value="1.54057" calcext:value-type="float">
            <text:p>1.541</text:p>
          </table:table-cell>
          <table:table-cell office:value-type="float" office:value="1.6977" calcext:value-type="float">
            <text:p>1.698</text:p>
          </table:table-cell>
          <table:table-cell office:value-type="float" office:value="1.73992" calcext:value-type="float">
            <text:p>1.740</text:p>
          </table:table-cell>
        </table:table-row>
        <table:table-row table:style-name="ro1">
          <table:table-cell table:number-columns-repeated="2"/>
          <table:table-cell office:value-type="float" office:value="1.63336" calcext:value-type="float">
            <text:p>1.633</text:p>
          </table:table-cell>
          <table:table-cell office:value-type="float" office:value="1.55892" calcext:value-type="float">
            <text:p>1.559</text:p>
          </table:table-cell>
          <table:table-cell office:value-type="float" office:value="1.53634" calcext:value-type="float">
            <text:p>1.536</text:p>
          </table:table-cell>
          <table:table-cell office:value-type="float" office:value="1.69212" calcext:value-type="float">
            <text:p>1.692</text:p>
          </table:table-cell>
          <table:table-cell office:value-type="float" office:value="1.73325" calcext:value-type="float">
            <text:p>1.733</text:p>
          </table:table-cell>
        </table:table-row>
        <table:table-row table:style-name="ro1">
          <table:table-cell table:number-columns-repeated="2"/>
          <table:table-cell office:value-type="float" office:value="1.624" calcext:value-type="float">
            <text:p>1.624</text:p>
          </table:table-cell>
          <table:table-cell office:value-type="float" office:value="1.55689" calcext:value-type="float">
            <text:p>1.557</text:p>
          </table:table-cell>
          <table:table-cell office:value-type="float" office:value="1.53177" calcext:value-type="float">
            <text:p>1.532</text:p>
          </table:table-cell>
          <table:table-cell office:value-type="float" office:value="1.6943" calcext:value-type="float">
            <text:p>1.694</text:p>
          </table:table-cell>
          <table:table-cell office:value-type="float" office:value="1.72746" calcext:value-type="float">
            <text:p>1.727</text:p>
          </table:table-cell>
        </table:table-row>
        <table:table-row table:style-name="ro1">
          <table:table-cell table:number-columns-repeated="2"/>
          <table:table-cell office:value-type="float" office:value="1.6264" calcext:value-type="float">
            <text:p>1.626</text:p>
          </table:table-cell>
          <table:table-cell office:value-type="float" office:value="1.55569" calcext:value-type="float">
            <text:p>1.556</text:p>
          </table:table-cell>
          <table:table-cell office:value-type="float" office:value="1.52578" calcext:value-type="float">
            <text:p>1.526</text:p>
          </table:table-cell>
          <table:table-cell office:value-type="float" office:value="1.68813" calcext:value-type="float">
            <text:p>1.688</text:p>
          </table:table-cell>
          <table:table-cell office:value-type="float" office:value="1.72287" calcext:value-type="float">
            <text:p>1.723</text:p>
          </table:table-cell>
        </table:table-row>
        <table:table-row table:style-name="ro1">
          <table:table-cell table:number-columns-repeated="2"/>
          <table:table-cell office:value-type="float" office:value="1.61357" calcext:value-type="float">
            <text:p>1.614</text:p>
          </table:table-cell>
          <table:table-cell office:value-type="float" office:value="1.55414" calcext:value-type="float">
            <text:p>1.554</text:p>
          </table:table-cell>
          <table:table-cell office:value-type="float" office:value="1.5221" calcext:value-type="float">
            <text:p>1.522</text:p>
          </table:table-cell>
          <table:table-cell office:value-type="float" office:value="1.68567" calcext:value-type="float">
            <text:p>1.686</text:p>
          </table:table-cell>
          <table:table-cell office:value-type="float" office:value="1.71971" calcext:value-type="float">
            <text:p>1.720</text:p>
          </table:table-cell>
        </table:table-row>
        <table:table-row table:style-name="ro1">
          <table:table-cell table:number-columns-repeated="2"/>
          <table:table-cell office:value-type="float" office:value="1.61491" calcext:value-type="float">
            <text:p>1.615</text:p>
          </table:table-cell>
          <table:table-cell office:value-type="float" office:value="1.5526" calcext:value-type="float">
            <text:p>1.553</text:p>
          </table:table-cell>
          <table:table-cell office:value-type="float" office:value="1.51962" calcext:value-type="float">
            <text:p>1.520</text:p>
          </table:table-cell>
          <table:table-cell office:value-type="float" office:value="1.68067" calcext:value-type="float">
            <text:p>1.681</text:p>
          </table:table-cell>
          <table:table-cell office:value-type="float" office:value="1.71711" calcext:value-type="float">
            <text:p>1.717</text:p>
          </table:table-cell>
        </table:table-row>
        <table:table-row table:style-name="ro1">
          <table:table-cell table:number-columns-repeated="2"/>
          <table:table-cell office:value-type="float" office:value="1.61254" calcext:value-type="float">
            <text:p>1.613</text:p>
          </table:table-cell>
          <table:table-cell office:value-type="float" office:value="1.55093" calcext:value-type="float">
            <text:p>1.551</text:p>
          </table:table-cell>
          <table:table-cell office:value-type="float" office:value="1.51603" calcext:value-type="float">
            <text:p>1.516</text:p>
          </table:table-cell>
          <table:table-cell office:value-type="float" office:value="1.67559" calcext:value-type="float">
            <text:p>1.676</text:p>
          </table:table-cell>
          <table:table-cell office:value-type="float" office:value="1.71567" calcext:value-type="float">
            <text:p>1.716</text:p>
          </table:table-cell>
        </table:table-row>
        <table:table-row table:style-name="ro1">
          <table:table-cell table:number-columns-repeated="2"/>
          <table:table-cell office:value-type="float" office:value="1.60189" calcext:value-type="float">
            <text:p>1.602</text:p>
          </table:table-cell>
          <table:table-cell office:value-type="float" office:value="1.5567" calcext:value-type="float">
            <text:p>1.557</text:p>
          </table:table-cell>
          <table:table-cell office:value-type="float" office:value="1.513" calcext:value-type="float">
            <text:p>1.513</text:p>
          </table:table-cell>
          <table:table-cell office:value-type="float" office:value="1.66954" calcext:value-type="float">
            <text:p>1.670</text:p>
          </table:table-cell>
          <table:table-cell office:value-type="float" office:value="1.7118" calcext:value-type="float">
            <text:p>1.712</text:p>
          </table:table-cell>
        </table:table-row>
        <table:table-row table:style-name="ro1">
          <table:table-cell table:number-columns-repeated="2"/>
          <table:table-cell office:value-type="float" office:value="1.60189" calcext:value-type="float">
            <text:p>1.602</text:p>
          </table:table-cell>
          <table:table-cell office:value-type="float" office:value="1.54856" calcext:value-type="float">
            <text:p>1.549</text:p>
          </table:table-cell>
          <table:table-cell office:value-type="float" office:value="1.5102" calcext:value-type="float">
            <text:p>1.510</text:p>
          </table:table-cell>
          <table:table-cell office:value-type="float" office:value="1.66345" calcext:value-type="float">
            <text:p>1.663</text:p>
          </table:table-cell>
          <table:table-cell office:value-type="float" office:value="1.70572" calcext:value-type="float">
            <text:p>1.706</text:p>
          </table:table-cell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n_e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480.8" calcext:value-type="float">
            <text:p>81480.8</text:p>
          </table:table-cell>
          <table:table-cell/>
          <table:table-cell office:value-type="float" office:value="23341" calcext:value-type="float">
            <text:p>23341</text:p>
          </table:table-cell>
          <table:table-cell table:formula="of:=[.D2]/60000" office:value-type="float" office:value="0.389016666666667" calcext:value-type="float">
            <text:p>0.389016666666667</text:p>
          </table:table-cell>
          <table:table-cell office:value-type="float" office:value="2.07509" calcext:value-type="float">
            <text:p>2.075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095" calcext:value-type="float">
            <text:p>165095</text:p>
          </table:table-cell>
          <table:table-cell table:formula="of:=[.B3]-[.B2]" office:value-type="float" office:value="83614.2" calcext:value-type="float">
            <text:p>83614.2</text:p>
          </table:table-cell>
          <table:table-cell office:value-type="float" office:value="42932" calcext:value-type="float">
            <text:p>42932</text:p>
          </table:table-cell>
          <table:table-cell table:formula="of:=[.D3]/60000" office:value-type="float" office:value="0.715533333333333" calcext:value-type="float">
            <text:p>0.715533333333333</text:p>
          </table:table-cell>
          <table:table-cell office:value-type="float" office:value="1.95647" calcext:value-type="float">
            <text:p>1.956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8857" calcext:value-type="float">
            <text:p>248857</text:p>
          </table:table-cell>
          <table:table-cell table:formula="of:=[.B4]-[.B3]" office:value-type="float" office:value="83762" calcext:value-type="float">
            <text:p>83762</text:p>
          </table:table-cell>
          <table:table-cell office:value-type="float" office:value="47041" calcext:value-type="float">
            <text:p>47041</text:p>
          </table:table-cell>
          <table:table-cell table:formula="of:=[.D4]/60000" office:value-type="float" office:value="0.784016666666667" calcext:value-type="float">
            <text:p>0.784016666666667</text:p>
          </table:table-cell>
          <table:table-cell office:value-type="float" office:value="1.9138" calcext:value-type="float">
            <text:p>1.9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1379" calcext:value-type="float">
            <text:p>331379</text:p>
          </table:table-cell>
          <table:table-cell table:formula="of:=[.B5]-[.B4]" office:value-type="float" office:value="82522" calcext:value-type="float">
            <text:p>82522</text:p>
          </table:table-cell>
          <table:table-cell office:value-type="float" office:value="48382" calcext:value-type="float">
            <text:p>48382</text:p>
          </table:table-cell>
          <table:table-cell table:formula="of:=[.D5]/60000" office:value-type="float" office:value="0.806366666666667" calcext:value-type="float">
            <text:p>0.806366666666667</text:p>
          </table:table-cell>
          <table:table-cell office:value-type="float" office:value="1.88247" calcext:value-type="float">
            <text:p>1.88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3233" calcext:value-type="float">
            <text:p>413233</text:p>
          </table:table-cell>
          <table:table-cell table:formula="of:=[.B6]-[.B5]" office:value-type="float" office:value="81854" calcext:value-type="float">
            <text:p>81854</text:p>
          </table:table-cell>
          <table:table-cell office:value-type="float" office:value="49187" calcext:value-type="float">
            <text:p>49187</text:p>
          </table:table-cell>
          <table:table-cell table:formula="of:=[.D6]/60000" office:value-type="float" office:value="0.819783333333333" calcext:value-type="float">
            <text:p>0.819783333333333</text:p>
          </table:table-cell>
          <table:table-cell office:value-type="float" office:value="1.85686" calcext:value-type="float">
            <text:p>1.856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4638" calcext:value-type="float">
            <text:p>494638</text:p>
          </table:table-cell>
          <table:table-cell table:formula="of:=[.B7]-[.B6]" office:value-type="float" office:value="81405" calcext:value-type="float">
            <text:p>81405</text:p>
          </table:table-cell>
          <table:table-cell office:value-type="float" office:value="50344" calcext:value-type="float">
            <text:p>50344</text:p>
          </table:table-cell>
          <table:table-cell table:formula="of:=[.D7]/60000" office:value-type="float" office:value="0.839066666666667" calcext:value-type="float">
            <text:p>0.839066666666667</text:p>
          </table:table-cell>
          <table:table-cell office:value-type="float" office:value="1.82751" calcext:value-type="float">
            <text:p>1.82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042" calcext:value-type="float">
            <text:p>576042</text:p>
          </table:table-cell>
          <table:table-cell table:formula="of:=[.B8]-[.B7]" office:value-type="float" office:value="81404" calcext:value-type="float">
            <text:p>81404</text:p>
          </table:table-cell>
          <table:table-cell office:value-type="float" office:value="51470" calcext:value-type="float">
            <text:p>51470</text:p>
          </table:table-cell>
          <table:table-cell table:formula="of:=[.D8]/60000" office:value-type="float" office:value="0.857833333333333" calcext:value-type="float">
            <text:p>0.857833333333333</text:p>
          </table:table-cell>
          <table:table-cell office:value-type="float" office:value="1.80198" calcext:value-type="float">
            <text:p>1.801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7284" calcext:value-type="float">
            <text:p>657284</text:p>
          </table:table-cell>
          <table:table-cell table:formula="of:=[.B9]-[.B8]" office:value-type="float" office:value="81242" calcext:value-type="float">
            <text:p>81242</text:p>
          </table:table-cell>
          <table:table-cell office:value-type="float" office:value="52360" calcext:value-type="float">
            <text:p>52360</text:p>
          </table:table-cell>
          <table:table-cell table:formula="of:=[.D9]/60000" office:value-type="float" office:value="0.872666666666667" calcext:value-type="float">
            <text:p>0.872666666666667</text:p>
          </table:table-cell>
          <table:table-cell office:value-type="float" office:value="1.78176" calcext:value-type="float">
            <text:p>1.781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9073" calcext:value-type="float">
            <text:p>739073</text:p>
          </table:table-cell>
          <table:table-cell table:formula="of:=[.B10]-[.B9]" office:value-type="float" office:value="81789" calcext:value-type="float">
            <text:p>81789</text:p>
          </table:table-cell>
          <table:table-cell office:value-type="float" office:value="53178" calcext:value-type="float">
            <text:p>53178</text:p>
          </table:table-cell>
          <table:table-cell table:formula="of:=[.D10]/60000" office:value-type="float" office:value="0.8863" calcext:value-type="float">
            <text:p>0.8863</text:p>
          </table:table-cell>
          <table:table-cell office:value-type="float" office:value="1.76672" calcext:value-type="float">
            <text:p>1.766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0412" calcext:value-type="float">
            <text:p>820412</text:p>
          </table:table-cell>
          <table:table-cell table:formula="of:=[.B11]-[.B10]" office:value-type="float" office:value="81339" calcext:value-type="float">
            <text:p>81339</text:p>
          </table:table-cell>
          <table:table-cell office:value-type="float" office:value="53730" calcext:value-type="float">
            <text:p>53730</text:p>
          </table:table-cell>
          <table:table-cell table:formula="of:=[.D11]/60000" office:value-type="float" office:value="0.8955" calcext:value-type="float">
            <text:p>0.8955</text:p>
          </table:table-cell>
          <table:table-cell office:value-type="float" office:value="1.75534" calcext:value-type="float">
            <text:p>1.75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2273" calcext:value-type="float">
            <text:p>902273</text:p>
          </table:table-cell>
          <table:table-cell table:formula="of:=[.B12]-[.B11]" office:value-type="float" office:value="81861" calcext:value-type="float">
            <text:p>81861</text:p>
          </table:table-cell>
          <table:table-cell office:value-type="float" office:value="54025" calcext:value-type="float">
            <text:p>54025</text:p>
          </table:table-cell>
          <table:table-cell table:formula="of:=[.D12]/60000" office:value-type="float" office:value="0.900416666666667" calcext:value-type="float">
            <text:p>0.900416666666667</text:p>
          </table:table-cell>
          <table:table-cell office:value-type="float" office:value="1.74701" calcext:value-type="float">
            <text:p>1.74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3690" calcext:value-type="float">
            <text:p>983690</text:p>
          </table:table-cell>
          <table:table-cell table:formula="of:=[.B13]-[.B12]" office:value-type="float" office:value="81417" calcext:value-type="float">
            <text:p>81417</text:p>
          </table:table-cell>
          <table:table-cell office:value-type="float" office:value="54173" calcext:value-type="float">
            <text:p>54173</text:p>
          </table:table-cell>
          <table:table-cell table:formula="of:=[.D13]/60000" office:value-type="float" office:value="0.902883333333333" calcext:value-type="float">
            <text:p>0.902883333333333</text:p>
          </table:table-cell>
          <table:table-cell office:value-type="float" office:value="1.73992" calcext:value-type="float">
            <text:p>1.73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5440" calcext:value-type="float">
            <text:p>1065440</text:p>
          </table:table-cell>
          <table:table-cell table:formula="of:=[.B14]-[.B13]" office:value-type="float" office:value="81750" calcext:value-type="float">
            <text:p>81750</text:p>
          </table:table-cell>
          <table:table-cell office:value-type="float" office:value="54215" calcext:value-type="float">
            <text:p>54215</text:p>
          </table:table-cell>
          <table:table-cell table:formula="of:=[.D14]/60000" office:value-type="float" office:value="0.903583333333333" calcext:value-type="float">
            <text:p>0.903583333333333</text:p>
          </table:table-cell>
          <table:table-cell office:value-type="float" office:value="1.73325" calcext:value-type="float">
            <text:p>1.73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7200" calcext:value-type="float">
            <text:p>1147200</text:p>
          </table:table-cell>
          <table:table-cell table:formula="of:=[.B15]-[.B14]" office:value-type="float" office:value="81760" calcext:value-type="float">
            <text:p>81760</text:p>
          </table:table-cell>
          <table:table-cell office:value-type="float" office:value="54251" calcext:value-type="float">
            <text:p>54251</text:p>
          </table:table-cell>
          <table:table-cell table:formula="of:=[.D15]/60000" office:value-type="float" office:value="0.904183333333333" calcext:value-type="float">
            <text:p>0.904183333333333</text:p>
          </table:table-cell>
          <table:table-cell office:value-type="float" office:value="1.72746" calcext:value-type="float">
            <text:p>1.72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7650" calcext:value-type="float">
            <text:p>1227650</text:p>
          </table:table-cell>
          <table:table-cell table:formula="of:=[.B16]-[.B15]" office:value-type="float" office:value="80450" calcext:value-type="float">
            <text:p>80450</text:p>
          </table:table-cell>
          <table:table-cell office:value-type="float" office:value="54276" calcext:value-type="float">
            <text:p>54276</text:p>
          </table:table-cell>
          <table:table-cell table:formula="of:=[.D16]/60000" office:value-type="float" office:value="0.9046" calcext:value-type="float">
            <text:p>0.9046</text:p>
          </table:table-cell>
          <table:table-cell office:value-type="float" office:value="1.72287" calcext:value-type="float">
            <text:p>1.72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6760" calcext:value-type="float">
            <text:p>1306760</text:p>
          </table:table-cell>
          <table:table-cell table:formula="of:=[.B17]-[.B16]" office:value-type="float" office:value="79110" calcext:value-type="float">
            <text:p>79110</text:p>
          </table:table-cell>
          <table:table-cell office:value-type="float" office:value="54267" calcext:value-type="float">
            <text:p>54267</text:p>
          </table:table-cell>
          <table:table-cell table:formula="of:=[.D17]/60000" office:value-type="float" office:value="0.90445" calcext:value-type="float">
            <text:p>0.90445</text:p>
          </table:table-cell>
          <table:table-cell office:value-type="float" office:value="1.71971" calcext:value-type="float">
            <text:p>1.719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5850" calcext:value-type="float">
            <text:p>1385850</text:p>
          </table:table-cell>
          <table:table-cell table:formula="of:=[.B18]-[.B17]" office:value-type="float" office:value="79090" calcext:value-type="float">
            <text:p>79090</text:p>
          </table:table-cell>
          <table:table-cell office:value-type="float" office:value="54325" calcext:value-type="float">
            <text:p>54325</text:p>
          </table:table-cell>
          <table:table-cell table:formula="of:=[.D18]/60000" office:value-type="float" office:value="0.905416666666667" calcext:value-type="float">
            <text:p>0.905416666666667</text:p>
          </table:table-cell>
          <table:table-cell office:value-type="float" office:value="1.71711" calcext:value-type="float">
            <text:p>1.71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5680" calcext:value-type="float">
            <text:p>1465680</text:p>
          </table:table-cell>
          <table:table-cell table:formula="of:=[.B19]-[.B18]" office:value-type="float" office:value="79830" calcext:value-type="float">
            <text:p>79830</text:p>
          </table:table-cell>
          <table:table-cell office:value-type="float" office:value="54398" calcext:value-type="float">
            <text:p>54398</text:p>
          </table:table-cell>
          <table:table-cell table:formula="of:=[.D19]/60000" office:value-type="float" office:value="0.906633333333333" calcext:value-type="float">
            <text:p>0.906633333333333</text:p>
          </table:table-cell>
          <table:table-cell office:value-type="float" office:value="1.71567" calcext:value-type="float">
            <text:p>1.71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7410" calcext:value-type="float">
            <text:p>1547410</text:p>
          </table:table-cell>
          <table:table-cell table:formula="of:=[.B20]-[.B19]" office:value-type="float" office:value="81730" calcext:value-type="float">
            <text:p>81730</text:p>
          </table:table-cell>
          <table:table-cell office:value-type="float" office:value="54470" calcext:value-type="float">
            <text:p>54470</text:p>
          </table:table-cell>
          <table:table-cell table:formula="of:=[.D20]/60000" office:value-type="float" office:value="0.907833333333333" calcext:value-type="float">
            <text:p>0.907833333333333</text:p>
          </table:table-cell>
          <table:table-cell office:value-type="float" office:value="1.7118" calcext:value-type="float">
            <text:p>1.7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0210" calcext:value-type="float">
            <text:p>1630210</text:p>
          </table:table-cell>
          <table:table-cell table:formula="of:=[.B21]-[.B20]" office:value-type="float" office:value="82800" calcext:value-type="float">
            <text:p>82800</text:p>
          </table:table-cell>
          <table:table-cell office:value-type="float" office:value="54595" calcext:value-type="float">
            <text:p>54595</text:p>
          </table:table-cell>
          <table:table-cell table:formula="of:=[.D21]/60000" office:value-type="float" office:value="0.909916666666667" calcext:value-type="float">
            <text:p>0.909916666666667</text:p>
          </table:table-cell>
          <table:table-cell office:value-type="float" office:value="1.70572" calcext:value-type="float">
            <text:p>1.70572</text:p>
          </table:table-cell>
        </table:table-row>
      </table:table>
      <table:table table:name="nn_d" table:style-name="ta1"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4054.2" calcext:value-type="float">
            <text:p>84054.2</text:p>
          </table:table-cell>
          <table:table-cell/>
          <table:table-cell office:value-type="float" office:value="25905" calcext:value-type="float">
            <text:p>25905</text:p>
          </table:table-cell>
          <table:table-cell table:formula="of:=[.D2]/60000" office:value-type="float" office:value="0.43175" calcext:value-type="float">
            <text:p>0.43175</text:p>
          </table:table-cell>
          <table:table-cell office:value-type="float" office:value="2.04235" calcext:value-type="float">
            <text:p>2.04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8098" calcext:value-type="float">
            <text:p>168098</text:p>
          </table:table-cell>
          <table:table-cell table:formula="of:=[.B3]-[.B2]" office:value-type="float" office:value="84043.8" calcext:value-type="float">
            <text:p>84043.8</text:p>
          </table:table-cell>
          <table:table-cell office:value-type="float" office:value="46050" calcext:value-type="float">
            <text:p>46050</text:p>
          </table:table-cell>
          <table:table-cell table:formula="of:=[.D3]/60000" office:value-type="float" office:value="0.7675" calcext:value-type="float">
            <text:p>0.7675</text:p>
          </table:table-cell>
          <table:table-cell office:value-type="float" office:value="1.89769" calcext:value-type="float">
            <text:p>1.89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2049" calcext:value-type="float">
            <text:p>252049</text:p>
          </table:table-cell>
          <table:table-cell table:formula="of:=[.B4]-[.B3]" office:value-type="float" office:value="83951" calcext:value-type="float">
            <text:p>83951</text:p>
          </table:table-cell>
          <table:table-cell office:value-type="float" office:value="49623" calcext:value-type="float">
            <text:p>49623</text:p>
          </table:table-cell>
          <table:table-cell table:formula="of:=[.D4]/60000" office:value-type="float" office:value="0.82705" calcext:value-type="float">
            <text:p>0.82705</text:p>
          </table:table-cell>
          <table:table-cell office:value-type="float" office:value="1.83956" calcext:value-type="float">
            <text:p>1.839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5838" calcext:value-type="float">
            <text:p>335838</text:p>
          </table:table-cell>
          <table:table-cell table:formula="of:=[.B5]-[.B4]" office:value-type="float" office:value="83789" calcext:value-type="float">
            <text:p>83789</text:p>
          </table:table-cell>
          <table:table-cell office:value-type="float" office:value="50981" calcext:value-type="float">
            <text:p>50981</text:p>
          </table:table-cell>
          <table:table-cell table:formula="of:=[.D5]/60000" office:value-type="float" office:value="0.849683333333333" calcext:value-type="float">
            <text:p>0.849683333333333</text:p>
          </table:table-cell>
          <table:table-cell office:value-type="float" office:value="1.80491" calcext:value-type="float">
            <text:p>1.804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9799" calcext:value-type="float">
            <text:p>419799</text:p>
          </table:table-cell>
          <table:table-cell table:formula="of:=[.B6]-[.B5]" office:value-type="float" office:value="83961" calcext:value-type="float">
            <text:p>83961</text:p>
          </table:table-cell>
          <table:table-cell office:value-type="float" office:value="52016" calcext:value-type="float">
            <text:p>52016</text:p>
          </table:table-cell>
          <table:table-cell table:formula="of:=[.D6]/60000" office:value-type="float" office:value="0.866933333333333" calcext:value-type="float">
            <text:p>0.866933333333333</text:p>
          </table:table-cell>
          <table:table-cell office:value-type="float" office:value="1.77422" calcext:value-type="float">
            <text:p>1.774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3482" calcext:value-type="float">
            <text:p>503482</text:p>
          </table:table-cell>
          <table:table-cell table:formula="of:=[.B7]-[.B6]" office:value-type="float" office:value="83683" calcext:value-type="float">
            <text:p>83683</text:p>
          </table:table-cell>
          <table:table-cell office:value-type="float" office:value="52810" calcext:value-type="float">
            <text:p>52810</text:p>
          </table:table-cell>
          <table:table-cell table:formula="of:=[.D7]/60000" office:value-type="float" office:value="0.880166666666667" calcext:value-type="float">
            <text:p>0.880166666666667</text:p>
          </table:table-cell>
          <table:table-cell office:value-type="float" office:value="1.74847" calcext:value-type="float">
            <text:p>1.748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7424" calcext:value-type="float">
            <text:p>587424</text:p>
          </table:table-cell>
          <table:table-cell table:formula="of:=[.B8]-[.B7]" office:value-type="float" office:value="83942" calcext:value-type="float">
            <text:p>83942</text:p>
          </table:table-cell>
          <table:table-cell office:value-type="float" office:value="53375" calcext:value-type="float">
            <text:p>53375</text:p>
          </table:table-cell>
          <table:table-cell table:formula="of:=[.D8]/60000" office:value-type="float" office:value="0.889583333333333" calcext:value-type="float">
            <text:p>0.889583333333333</text:p>
          </table:table-cell>
          <table:table-cell office:value-type="float" office:value="1.73631" calcext:value-type="float">
            <text:p>1.736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1275" calcext:value-type="float">
            <text:p>671275</text:p>
          </table:table-cell>
          <table:table-cell table:formula="of:=[.B9]-[.B8]" office:value-type="float" office:value="83851" calcext:value-type="float">
            <text:p>83851</text:p>
          </table:table-cell>
          <table:table-cell office:value-type="float" office:value="53815" calcext:value-type="float">
            <text:p>53815</text:p>
          </table:table-cell>
          <table:table-cell table:formula="of:=[.D9]/60000" office:value-type="float" office:value="0.896916666666667" calcext:value-type="float">
            <text:p>0.896916666666667</text:p>
          </table:table-cell>
          <table:table-cell office:value-type="float" office:value="1.72675" calcext:value-type="float">
            <text:p>1.726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4775" calcext:value-type="float">
            <text:p>754775</text:p>
          </table:table-cell>
          <table:table-cell table:formula="of:=[.B10]-[.B9]" office:value-type="float" office:value="83500" calcext:value-type="float">
            <text:p>83500</text:p>
          </table:table-cell>
          <table:table-cell office:value-type="float" office:value="54167" calcext:value-type="float">
            <text:p>54167</text:p>
          </table:table-cell>
          <table:table-cell table:formula="of:=[.D10]/60000" office:value-type="float" office:value="0.902783333333333" calcext:value-type="float">
            <text:p>0.902783333333333</text:p>
          </table:table-cell>
          <table:table-cell office:value-type="float" office:value="1.71944" calcext:value-type="float">
            <text:p>1.719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8437" calcext:value-type="float">
            <text:p>838437</text:p>
          </table:table-cell>
          <table:table-cell table:formula="of:=[.B11]-[.B10]" office:value-type="float" office:value="83662" calcext:value-type="float">
            <text:p>83662</text:p>
          </table:table-cell>
          <table:table-cell office:value-type="float" office:value="54439" calcext:value-type="float">
            <text:p>54439</text:p>
          </table:table-cell>
          <table:table-cell table:formula="of:=[.D11]/60000" office:value-type="float" office:value="0.907316666666667" calcext:value-type="float">
            <text:p>0.907316666666667</text:p>
          </table:table-cell>
          <table:table-cell office:value-type="float" office:value="1.71235" calcext:value-type="float">
            <text:p>1.712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2194" calcext:value-type="float">
            <text:p>922194</text:p>
          </table:table-cell>
          <table:table-cell table:formula="of:=[.B12]-[.B11]" office:value-type="float" office:value="83757" calcext:value-type="float">
            <text:p>83757</text:p>
          </table:table-cell>
          <table:table-cell office:value-type="float" office:value="54711" calcext:value-type="float">
            <text:p>54711</text:p>
          </table:table-cell>
          <table:table-cell table:formula="of:=[.D12]/60000" office:value-type="float" office:value="0.91185" calcext:value-type="float">
            <text:p>0.91185</text:p>
          </table:table-cell>
          <table:table-cell office:value-type="float" office:value="1.7036" calcext:value-type="float">
            <text:p>1.7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5900" calcext:value-type="float">
            <text:p>1005900</text:p>
          </table:table-cell>
          <table:table-cell table:formula="of:=[.B13]-[.B12]" office:value-type="float" office:value="83706" calcext:value-type="float">
            <text:p>83706</text:p>
          </table:table-cell>
          <table:table-cell office:value-type="float" office:value="54836" calcext:value-type="float">
            <text:p>54836</text:p>
          </table:table-cell>
          <table:table-cell table:formula="of:=[.D13]/60000" office:value-type="float" office:value="0.913933333333333" calcext:value-type="float">
            <text:p>0.913933333333333</text:p>
          </table:table-cell>
          <table:table-cell office:value-type="float" office:value="1.6977" calcext:value-type="float">
            <text:p>1.6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9450" calcext:value-type="float">
            <text:p>1089450</text:p>
          </table:table-cell>
          <table:table-cell table:formula="of:=[.B14]-[.B13]" office:value-type="float" office:value="83550" calcext:value-type="float">
            <text:p>83550</text:p>
          </table:table-cell>
          <table:table-cell office:value-type="float" office:value="54903" calcext:value-type="float">
            <text:p>54903</text:p>
          </table:table-cell>
          <table:table-cell table:formula="of:=[.D14]/60000" office:value-type="float" office:value="0.91505" calcext:value-type="float">
            <text:p>0.91505</text:p>
          </table:table-cell>
          <table:table-cell office:value-type="float" office:value="1.69212" calcext:value-type="float">
            <text:p>1.69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3320" calcext:value-type="float">
            <text:p>1173320</text:p>
          </table:table-cell>
          <table:table-cell table:formula="of:=[.B15]-[.B14]" office:value-type="float" office:value="83870" calcext:value-type="float">
            <text:p>83870</text:p>
          </table:table-cell>
          <table:table-cell office:value-type="float" office:value="54890" calcext:value-type="float">
            <text:p>54890</text:p>
          </table:table-cell>
          <table:table-cell table:formula="of:=[.D15]/60000" office:value-type="float" office:value="0.914833333333333" calcext:value-type="float">
            <text:p>0.914833333333333</text:p>
          </table:table-cell>
          <table:table-cell office:value-type="float" office:value="1.6943" calcext:value-type="float">
            <text:p>1.69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7060" calcext:value-type="float">
            <text:p>1257060</text:p>
          </table:table-cell>
          <table:table-cell table:formula="of:=[.B16]-[.B15]" office:value-type="float" office:value="83740" calcext:value-type="float">
            <text:p>83740</text:p>
          </table:table-cell>
          <table:table-cell office:value-type="float" office:value="54986" calcext:value-type="float">
            <text:p>54986</text:p>
          </table:table-cell>
          <table:table-cell table:formula="of:=[.D16]/60000" office:value-type="float" office:value="0.916433333333333" calcext:value-type="float">
            <text:p>0.916433333333333</text:p>
          </table:table-cell>
          <table:table-cell office:value-type="float" office:value="1.68813" calcext:value-type="float">
            <text:p>1.68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1260" calcext:value-type="float">
            <text:p>1341260</text:p>
          </table:table-cell>
          <table:table-cell table:formula="of:=[.B17]-[.B16]" office:value-type="float" office:value="84200" calcext:value-type="float">
            <text:p>84200</text:p>
          </table:table-cell>
          <table:table-cell office:value-type="float" office:value="55145" calcext:value-type="float">
            <text:p>55145</text:p>
          </table:table-cell>
          <table:table-cell table:formula="of:=[.D17]/60000" office:value-type="float" office:value="0.919083333333333" calcext:value-type="float">
            <text:p>0.919083333333333</text:p>
          </table:table-cell>
          <table:table-cell office:value-type="float" office:value="1.68567" calcext:value-type="float">
            <text:p>1.685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6610" calcext:value-type="float">
            <text:p>1426610</text:p>
          </table:table-cell>
          <table:table-cell table:formula="of:=[.B18]-[.B17]" office:value-type="float" office:value="85350" calcext:value-type="float">
            <text:p>85350</text:p>
          </table:table-cell>
          <table:table-cell office:value-type="float" office:value="55301" calcext:value-type="float">
            <text:p>55301</text:p>
          </table:table-cell>
          <table:table-cell table:formula="of:=[.D18]/60000" office:value-type="float" office:value="0.921683333333333" calcext:value-type="float">
            <text:p>0.921683333333333</text:p>
          </table:table-cell>
          <table:table-cell office:value-type="float" office:value="1.68067" calcext:value-type="float">
            <text:p>1.68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7950" calcext:value-type="float">
            <text:p>1507950</text:p>
          </table:table-cell>
          <table:table-cell table:formula="of:=[.B19]-[.B18]" office:value-type="float" office:value="81340" calcext:value-type="float">
            <text:p>81340</text:p>
          </table:table-cell>
          <table:table-cell office:value-type="float" office:value="55348" calcext:value-type="float">
            <text:p>55348</text:p>
          </table:table-cell>
          <table:table-cell table:formula="of:=[.D19]/60000" office:value-type="float" office:value="0.922466666666667" calcext:value-type="float">
            <text:p>0.922466666666667</text:p>
          </table:table-cell>
          <table:table-cell office:value-type="float" office:value="1.67559" calcext:value-type="float">
            <text:p>1.67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1510" calcext:value-type="float">
            <text:p>1591510</text:p>
          </table:table-cell>
          <table:table-cell table:formula="of:=[.B20]-[.B19]" office:value-type="float" office:value="83560" calcext:value-type="float">
            <text:p>83560</text:p>
          </table:table-cell>
          <table:table-cell office:value-type="float" office:value="55322" calcext:value-type="float">
            <text:p>55322</text:p>
          </table:table-cell>
          <table:table-cell table:formula="of:=[.D20]/60000" office:value-type="float" office:value="0.922033333333333" calcext:value-type="float">
            <text:p>0.922033333333333</text:p>
          </table:table-cell>
          <table:table-cell office:value-type="float" office:value="1.66954" calcext:value-type="float">
            <text:p>1.66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5100" calcext:value-type="float">
            <text:p>1675100</text:p>
          </table:table-cell>
          <table:table-cell table:formula="of:=[.B21]-[.B20]" office:value-type="float" office:value="83590" calcext:value-type="float">
            <text:p>83590</text:p>
          </table:table-cell>
          <table:table-cell office:value-type="float" office:value="55348" calcext:value-type="float">
            <text:p>55348</text:p>
          </table:table-cell>
          <table:table-cell table:formula="of:=[.D21]/60000" office:value-type="float" office:value="0.922466666666667" calcext:value-type="float">
            <text:p>0.922466666666667</text:p>
          </table:table-cell>
          <table:table-cell office:value-type="float" office:value="1.66345" calcext:value-type="float">
            <text:p>1.66345</text:p>
          </table:table-cell>
        </table:table-row>
      </table:table>
      <table:table table:name="nn_c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944.5" calcext:value-type="float">
            <text:p>40944.5</text:p>
          </table:table-cell>
          <table:table-cell/>
          <table:table-cell office:value-type="float" office:value="44570" calcext:value-type="float">
            <text:p>44570</text:p>
          </table:table-cell>
          <table:table-cell table:formula="of:=[.D2]/60000" office:value-type="float" office:value="0.742833333333333" calcext:value-type="float">
            <text:p>0.742833333333333</text:p>
          </table:table-cell>
          <table:table-cell office:value-type="float" office:value="1.81317" calcext:value-type="float">
            <text:p>1.813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170" calcext:value-type="float">
            <text:p>81170</text:p>
          </table:table-cell>
          <table:table-cell table:formula="of:=[.B3]-[.B2]" office:value-type="float" office:value="40225.5" calcext:value-type="float">
            <text:p>40225.5</text:p>
          </table:table-cell>
          <table:table-cell office:value-type="float" office:value="52753" calcext:value-type="float">
            <text:p>52753</text:p>
          </table:table-cell>
          <table:table-cell table:formula="of:=[.D3]/60000" office:value-type="float" office:value="0.879216666666667" calcext:value-type="float">
            <text:p>0.879216666666667</text:p>
          </table:table-cell>
          <table:table-cell office:value-type="float" office:value="1.70548" calcext:value-type="float">
            <text:p>1.705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1946" calcext:value-type="float">
            <text:p>121946</text:p>
          </table:table-cell>
          <table:table-cell office:value-type="string" calcext:value-type="string">
            <text:p>O</text:p>
          </table:table-cell>
          <table:table-cell office:value-type="float" office:value="53983" calcext:value-type="float">
            <text:p>53983</text:p>
          </table:table-cell>
          <table:table-cell table:formula="of:=[.D4]/60000" office:value-type="float" office:value="0.899716666666667" calcext:value-type="float">
            <text:p>0.899716666666667</text:p>
          </table:table-cell>
          <table:table-cell office:value-type="float" office:value="1.65737" calcext:value-type="float">
            <text:p>1.657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076" calcext:value-type="float">
            <text:p>163076</text:p>
          </table:table-cell>
          <table:table-cell table:formula="of:=[.B5]-[.B4]" office:value-type="float" office:value="41130" calcext:value-type="float">
            <text:p>41130</text:p>
          </table:table-cell>
          <table:table-cell office:value-type="float" office:value="54697" calcext:value-type="float">
            <text:p>54697</text:p>
          </table:table-cell>
          <table:table-cell table:formula="of:=[.D5]/60000" office:value-type="float" office:value="0.911616666666667" calcext:value-type="float">
            <text:p>0.911616666666667</text:p>
          </table:table-cell>
          <table:table-cell office:value-type="float" office:value="1.62015" calcext:value-type="float">
            <text:p>1.6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3880" calcext:value-type="float">
            <text:p>203880</text:p>
          </table:table-cell>
          <table:table-cell table:formula="of:=[.B6]-[.B5]" office:value-type="float" office:value="40804" calcext:value-type="float">
            <text:p>40804</text:p>
          </table:table-cell>
          <table:table-cell office:value-type="float" office:value="55203" calcext:value-type="float">
            <text:p>55203</text:p>
          </table:table-cell>
          <table:table-cell table:formula="of:=[.D6]/60000" office:value-type="float" office:value="0.92005" calcext:value-type="float">
            <text:p>0.92005</text:p>
          </table:table-cell>
          <table:table-cell office:value-type="float" office:value="1.59896" calcext:value-type="float">
            <text:p>1.59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5271" calcext:value-type="float">
            <text:p>245271</text:p>
          </table:table-cell>
          <table:table-cell table:formula="of:=[.B7]-[.B6]" office:value-type="float" office:value="41391" calcext:value-type="float">
            <text:p>41391</text:p>
          </table:table-cell>
          <table:table-cell office:value-type="float" office:value="55588" calcext:value-type="float">
            <text:p>55588</text:p>
          </table:table-cell>
          <table:table-cell table:formula="of:=[.D7]/60000" office:value-type="float" office:value="0.926466666666667" calcext:value-type="float">
            <text:p>0.926466666666667</text:p>
          </table:table-cell>
          <table:table-cell office:value-type="float" office:value="1.5856" calcext:value-type="float">
            <text:p>1.58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6369" calcext:value-type="float">
            <text:p>286369</text:p>
          </table:table-cell>
          <table:table-cell table:formula="of:=[.B8]-[.B7]" office:value-type="float" office:value="41098" calcext:value-type="float">
            <text:p>41098</text:p>
          </table:table-cell>
          <table:table-cell office:value-type="float" office:value="55889" calcext:value-type="float">
            <text:p>55889</text:p>
          </table:table-cell>
          <table:table-cell table:formula="of:=[.D8]/60000" office:value-type="float" office:value="0.931483333333333" calcext:value-type="float">
            <text:p>0.931483333333333</text:p>
          </table:table-cell>
          <table:table-cell office:value-type="float" office:value="1.57446" calcext:value-type="float">
            <text:p>1.574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8170" calcext:value-type="float">
            <text:p>328170</text:p>
          </table:table-cell>
          <table:table-cell table:formula="of:=[.B9]-[.B8]" office:value-type="float" office:value="41801" calcext:value-type="float">
            <text:p>41801</text:p>
          </table:table-cell>
          <table:table-cell office:value-type="float" office:value="56105" calcext:value-type="float">
            <text:p>56105</text:p>
          </table:table-cell>
          <table:table-cell table:formula="of:=[.D9]/60000" office:value-type="float" office:value="0.935083333333333" calcext:value-type="float">
            <text:p>0.935083333333333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9505" calcext:value-type="float">
            <text:p>369505</text:p>
          </table:table-cell>
          <table:table-cell table:formula="of:=[.B10]-[.B9]" office:value-type="float" office:value="41335" calcext:value-type="float">
            <text:p>41335</text:p>
          </table:table-cell>
          <table:table-cell office:value-type="float" office:value="56289" calcext:value-type="float">
            <text:p>56289</text:p>
          </table:table-cell>
          <table:table-cell table:formula="of:=[.D10]/60000" office:value-type="float" office:value="0.93815" calcext:value-type="float">
            <text:p>0.93815</text:p>
          </table:table-cell>
          <table:table-cell office:value-type="float" office:value="1.55782" calcext:value-type="float">
            <text:p>1.557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0909" calcext:value-type="float">
            <text:p>410909</text:p>
          </table:table-cell>
          <table:table-cell table:formula="of:=[.B11]-[.B10]" office:value-type="float" office:value="41404" calcext:value-type="float">
            <text:p>41404</text:p>
          </table:table-cell>
          <table:table-cell office:value-type="float" office:value="56454" calcext:value-type="float">
            <text:p>56454</text:p>
          </table:table-cell>
          <table:table-cell table:formula="of:=[.D11]/60000" office:value-type="float" office:value="0.9409" calcext:value-type="float">
            <text:p>0.9409</text:p>
          </table:table-cell>
          <table:table-cell office:value-type="float" office:value="1.55136" calcext:value-type="float">
            <text:p>1.551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2594" calcext:value-type="float">
            <text:p>452594</text:p>
          </table:table-cell>
          <table:table-cell table:formula="of:=[.B12]-[.B11]" office:value-type="float" office:value="41685" calcext:value-type="float">
            <text:p>41685</text:p>
          </table:table-cell>
          <table:table-cell office:value-type="float" office:value="56606" calcext:value-type="float">
            <text:p>56606</text:p>
          </table:table-cell>
          <table:table-cell table:formula="of:=[.D12]/60000" office:value-type="float" office:value="0.943433333333333" calcext:value-type="float">
            <text:p>0.943433333333333</text:p>
          </table:table-cell>
          <table:table-cell office:value-type="float" office:value="1.54569" calcext:value-type="float">
            <text:p>1.54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3907" calcext:value-type="float">
            <text:p>493907</text:p>
          </table:table-cell>
          <table:table-cell table:formula="of:=[.B13]-[.B12]" office:value-type="float" office:value="41313" calcext:value-type="float">
            <text:p>41313</text:p>
          </table:table-cell>
          <table:table-cell office:value-type="float" office:value="56721" calcext:value-type="float">
            <text:p>56721</text:p>
          </table:table-cell>
          <table:table-cell table:formula="of:=[.D13]/60000" office:value-type="float" office:value="0.94535" calcext:value-type="float">
            <text:p>0.94535</text:p>
          </table:table-cell>
          <table:table-cell office:value-type="float" office:value="1.54057" calcext:value-type="float">
            <text:p>1.540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4914" calcext:value-type="float">
            <text:p>534914</text:p>
          </table:table-cell>
          <table:table-cell table:formula="of:=[.B14]-[.B13]" office:value-type="float" office:value="41007" calcext:value-type="float">
            <text:p>41007</text:p>
          </table:table-cell>
          <table:table-cell office:value-type="float" office:value="56841" calcext:value-type="float">
            <text:p>56841</text:p>
          </table:table-cell>
          <table:table-cell table:formula="of:=[.D14]/60000" office:value-type="float" office:value="0.94735" calcext:value-type="float">
            <text:p>0.94735</text:p>
          </table:table-cell>
          <table:table-cell office:value-type="float" office:value="1.53634" calcext:value-type="float">
            <text:p>1.536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5725" calcext:value-type="float">
            <text:p>575725</text:p>
          </table:table-cell>
          <table:table-cell table:formula="of:=[.B15]-[.B14]" office:value-type="float" office:value="40811" calcext:value-type="float">
            <text:p>40811</text:p>
          </table:table-cell>
          <table:table-cell office:value-type="float" office:value="56958" calcext:value-type="float">
            <text:p>56958</text:p>
          </table:table-cell>
          <table:table-cell table:formula="of:=[.D15]/60000" office:value-type="float" office:value="0.9493" calcext:value-type="float">
            <text:p>0.9493</text:p>
          </table:table-cell>
          <table:table-cell office:value-type="float" office:value="1.53177" calcext:value-type="float">
            <text:p>1.53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6539" calcext:value-type="float">
            <text:p>616539</text:p>
          </table:table-cell>
          <table:table-cell table:formula="of:=[.B16]-[.B15]" office:value-type="float" office:value="40814" calcext:value-type="float">
            <text:p>40814</text:p>
          </table:table-cell>
          <table:table-cell office:value-type="float" office:value="57057" calcext:value-type="float">
            <text:p>57057</text:p>
          </table:table-cell>
          <table:table-cell table:formula="of:=[.D16]/60000" office:value-type="float" office:value="0.95095" calcext:value-type="float">
            <text:p>0.95095</text:p>
          </table:table-cell>
          <table:table-cell office:value-type="float" office:value="1.52578" calcext:value-type="float">
            <text:p>1.52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7348" calcext:value-type="float">
            <text:p>657348</text:p>
          </table:table-cell>
          <table:table-cell table:formula="of:=[.B17]-[.B16]" office:value-type="float" office:value="40809" calcext:value-type="float">
            <text:p>40809</text:p>
          </table:table-cell>
          <table:table-cell office:value-type="float" office:value="57141" calcext:value-type="float">
            <text:p>57141</text:p>
          </table:table-cell>
          <table:table-cell table:formula="of:=[.D17]/60000" office:value-type="float" office:value="0.95235" calcext:value-type="float">
            <text:p>0.95235</text:p>
          </table:table-cell>
          <table:table-cell office:value-type="float" office:value="1.5221" calcext:value-type="float">
            <text:p>1.5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8124" calcext:value-type="float">
            <text:p>698124</text:p>
          </table:table-cell>
          <table:table-cell table:formula="of:=[.B18]-[.B17]" office:value-type="float" office:value="40776" calcext:value-type="float">
            <text:p>40776</text:p>
          </table:table-cell>
          <table:table-cell office:value-type="float" office:value="57210" calcext:value-type="float">
            <text:p>57210</text:p>
          </table:table-cell>
          <table:table-cell table:formula="of:=[.D18]/60000" office:value-type="float" office:value="0.9535" calcext:value-type="float">
            <text:p>0.9535</text:p>
          </table:table-cell>
          <table:table-cell office:value-type="float" office:value="1.51962" calcext:value-type="float">
            <text:p>1.51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8878" calcext:value-type="float">
            <text:p>738878</text:p>
          </table:table-cell>
          <table:table-cell table:formula="of:=[.B19]-[.B18]" office:value-type="float" office:value="40754" calcext:value-type="float">
            <text:p>40754</text:p>
          </table:table-cell>
          <table:table-cell office:value-type="float" office:value="57291" calcext:value-type="float">
            <text:p>57291</text:p>
          </table:table-cell>
          <table:table-cell table:formula="of:=[.D19]/60000" office:value-type="float" office:value="0.95485" calcext:value-type="float">
            <text:p>0.95485</text:p>
          </table:table-cell>
          <table:table-cell office:value-type="float" office:value="1.51603" calcext:value-type="float">
            <text:p>1.51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9454" calcext:value-type="float">
            <text:p>779454</text:p>
          </table:table-cell>
          <table:table-cell table:formula="of:=[.B20]-[.B19]" office:value-type="float" office:value="40576" calcext:value-type="float">
            <text:p>40576</text:p>
          </table:table-cell>
          <table:table-cell office:value-type="float" office:value="57341" calcext:value-type="float">
            <text:p>57341</text:p>
          </table:table-cell>
          <table:table-cell table:formula="of:=[.D20]/60000" office:value-type="float" office:value="0.955683333333333" calcext:value-type="float">
            <text:p>0.955683333333333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204" calcext:value-type="float">
            <text:p>820204</text:p>
          </table:table-cell>
          <table:table-cell table:formula="of:=[.B21]-[.B20]" office:value-type="float" office:value="40750" calcext:value-type="float">
            <text:p>40750</text:p>
          </table:table-cell>
          <table:table-cell office:value-type="float" office:value="57413" calcext:value-type="float">
            <text:p>57413</text:p>
          </table:table-cell>
          <table:table-cell table:formula="of:=[.D21]/60000" office:value-type="float" office:value="0.956883333333333" calcext:value-type="float">
            <text:p>0.956883333333333</text:p>
          </table:table-cell>
          <table:table-cell office:value-type="float" office:value="1.5102" calcext:value-type="float">
            <text:p>1.5102</text:p>
          </table:table-cell>
        </table:table-row>
      </table:table>
      <table:table table:name="nn_b" table:style-name="ta1">
        <table:table-column table:style-name="co14" table:default-cell-style-name="ce2"/>
        <table:table-column table:style-name="co15" table:default-cell-style-name="ce2"/>
        <table:table-column table:style-name="co2" table:default-cell-style-name="ce2"/>
        <table:table-column table:style-name="co1" table:default-cell-style-name="ce2"/>
        <table:table-column table:style-name="co13" table:default-cell-style-name="ce2"/>
        <table:table-column table:style-name="co8" table:default-cell-style-name="ce2"/>
        <table:table-column table:style-name="co6" table:number-columns-repeated="1018" table:default-cell-style-name="ce2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522.8" calcext:value-type="float">
            <text:p>24522.8</text:p>
          </table:table-cell>
          <table:table-cell/>
          <table:table-cell office:value-type="float" office:value="38681" calcext:value-type="float">
            <text:p>38681</text:p>
          </table:table-cell>
          <table:table-cell table:formula="of:=[.D2]/60000" office:value-type="float" office:value="0.644683333333333" calcext:value-type="float">
            <text:p>0.644683333333333</text:p>
          </table:table-cell>
          <table:table-cell office:value-type="float" office:value="1.88095" calcext:value-type="float">
            <text:p>1.8809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154.4" calcext:value-type="float">
            <text:p>49154.4</text:p>
          </table:table-cell>
          <table:table-cell table:formula="of:=[.B3]-[.B2]" office:value-type="float" office:value="24631.6" calcext:value-type="float">
            <text:p>24631.6</text:p>
          </table:table-cell>
          <table:table-cell office:value-type="float" office:value="51180" calcext:value-type="float">
            <text:p>51180</text:p>
          </table:table-cell>
          <table:table-cell table:formula="of:=[.D3]/60000" office:value-type="float" office:value="0.853" calcext:value-type="float">
            <text:p>0.853</text:p>
          </table:table-cell>
          <table:table-cell office:value-type="float" office:value="1.75645" calcext:value-type="float">
            <text:p>1.7564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814.9" calcext:value-type="float">
            <text:p>73814.9</text:p>
          </table:table-cell>
          <table:table-cell table:formula="of:=[.B4]-[.B3]" office:value-type="float" office:value="24660.5" calcext:value-type="float">
            <text:p>24660.5</text:p>
          </table:table-cell>
          <table:table-cell office:value-type="float" office:value="52624" calcext:value-type="float">
            <text:p>52624</text:p>
          </table:table-cell>
          <table:table-cell table:formula="of:=[.D4]/60000" office:value-type="float" office:value="0.877066666666667" calcext:value-type="float">
            <text:p>0.877066666666667</text:p>
          </table:table-cell>
          <table:table-cell office:value-type="float" office:value="1.70162" calcext:value-type="float">
            <text:p>1.7016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444.7" calcext:value-type="float">
            <text:p>98444.7</text:p>
          </table:table-cell>
          <table:table-cell table:formula="of:=[.B5]-[.B4]" office:value-type="float" office:value="24629.8" calcext:value-type="float">
            <text:p>24629.8</text:p>
          </table:table-cell>
          <table:table-cell office:value-type="float" office:value="53330" calcext:value-type="float">
            <text:p>53330</text:p>
          </table:table-cell>
          <table:table-cell table:formula="of:=[.D5]/60000" office:value-type="float" office:value="0.888833333333333" calcext:value-type="float">
            <text:p>0.888833333333333</text:p>
          </table:table-cell>
          <table:table-cell office:value-type="float" office:value="1.67973" calcext:value-type="float">
            <text:p>1.67973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2919" calcext:value-type="float">
            <text:p>122919</text:p>
          </table:table-cell>
          <table:table-cell table:formula="of:=[.B6]-[.B5]" office:value-type="float" office:value="24474.3" calcext:value-type="float">
            <text:p>24474.3</text:p>
          </table:table-cell>
          <table:table-cell office:value-type="float" office:value="53841" calcext:value-type="float">
            <text:p>53841</text:p>
          </table:table-cell>
          <table:table-cell table:formula="of:=[.D6]/60000" office:value-type="float" office:value="0.89735" calcext:value-type="float">
            <text:p>0.89735</text:p>
          </table:table-cell>
          <table:table-cell office:value-type="float" office:value="1.64585" calcext:value-type="float">
            <text:p>1.6458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7626" calcext:value-type="float">
            <text:p>147626</text:p>
          </table:table-cell>
          <table:table-cell table:formula="of:=[.B7]-[.B6]" office:value-type="float" office:value="24707" calcext:value-type="float">
            <text:p>24707</text:p>
          </table:table-cell>
          <table:table-cell office:value-type="float" office:value="54209" calcext:value-type="float">
            <text:p>54209</text:p>
          </table:table-cell>
          <table:table-cell table:formula="of:=[.D7]/60000" office:value-type="float" office:value="0.903483333333333" calcext:value-type="float">
            <text:p>0.903483333333333</text:p>
          </table:table-cell>
          <table:table-cell office:value-type="float" office:value="1.61701" calcext:value-type="float">
            <text:p>1.6170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221" calcext:value-type="float">
            <text:p>172221</text:p>
          </table:table-cell>
          <table:table-cell table:formula="of:=[.B8]-[.B7]" office:value-type="float" office:value="24595" calcext:value-type="float">
            <text:p>24595</text:p>
          </table:table-cell>
          <table:table-cell office:value-type="float" office:value="54519" calcext:value-type="float">
            <text:p>54519</text:p>
          </table:table-cell>
          <table:table-cell table:formula="of:=[.D8]/60000" office:value-type="float" office:value="0.90865" calcext:value-type="float">
            <text:p>0.90865</text:p>
          </table:table-cell>
          <table:table-cell office:value-type="float" office:value="1.59842" calcext:value-type="float">
            <text:p>1.5984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6913" calcext:value-type="float">
            <text:p>196913</text:p>
          </table:table-cell>
          <table:table-cell table:formula="of:=[.B9]-[.B8]" office:value-type="float" office:value="24692" calcext:value-type="float">
            <text:p>24692</text:p>
          </table:table-cell>
          <table:table-cell office:value-type="float" office:value="54736" calcext:value-type="float">
            <text:p>54736</text:p>
          </table:table-cell>
          <table:table-cell table:formula="of:=[.D9]/60000" office:value-type="float" office:value="0.912266666666667" calcext:value-type="float">
            <text:p>0.912266666666667</text:p>
          </table:table-cell>
          <table:table-cell office:value-type="float" office:value="1.58465" calcext:value-type="float">
            <text:p>1.5846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1552" calcext:value-type="float">
            <text:p>221552</text:p>
          </table:table-cell>
          <table:table-cell table:formula="of:=[.B10]-[.B9]" office:value-type="float" office:value="24639" calcext:value-type="float">
            <text:p>24639</text:p>
          </table:table-cell>
          <table:table-cell office:value-type="float" office:value="54947" calcext:value-type="float">
            <text:p>54947</text:p>
          </table:table-cell>
          <table:table-cell table:formula="of:=[.D10]/60000" office:value-type="float" office:value="0.915783333333333" calcext:value-type="float">
            <text:p>0.915783333333333</text:p>
          </table:table-cell>
          <table:table-cell office:value-type="float" office:value="1.5768" calcext:value-type="float">
            <text:p>1.576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230" calcext:value-type="float">
            <text:p>246230</text:p>
          </table:table-cell>
          <table:table-cell table:formula="of:=[.B11]-[.B10]" office:value-type="float" office:value="24678" calcext:value-type="float">
            <text:p>24678</text:p>
          </table:table-cell>
          <table:table-cell office:value-type="float" office:value="55107" calcext:value-type="float">
            <text:p>55107</text:p>
          </table:table-cell>
          <table:table-cell table:formula="of:=[.D11]/60000" office:value-type="float" office:value="0.91845" calcext:value-type="float">
            <text:p>0.91845</text:p>
          </table:table-cell>
          <table:table-cell office:value-type="float" office:value="1.57125" calcext:value-type="float">
            <text:p>1.57125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805" calcext:value-type="float">
            <text:p>270805</text:p>
          </table:table-cell>
          <table:table-cell table:formula="of:=[.B12]-[.B11]" office:value-type="float" office:value="24575" calcext:value-type="float">
            <text:p>24575</text:p>
          </table:table-cell>
          <table:table-cell office:value-type="float" office:value="55220" calcext:value-type="float">
            <text:p>55220</text:p>
          </table:table-cell>
          <table:table-cell table:formula="of:=[.D12]/60000" office:value-type="float" office:value="0.920333333333333" calcext:value-type="float">
            <text:p>0.920333333333333</text:p>
          </table:table-cell>
          <table:table-cell office:value-type="float" office:value="1.56668" calcext:value-type="float">
            <text:p>1.5666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410" calcext:value-type="float">
            <text:p>295410</text:p>
          </table:table-cell>
          <table:table-cell table:formula="of:=[.B13]-[.B12]" office:value-type="float" office:value="24605" calcext:value-type="float">
            <text:p>24605</text:p>
          </table:table-cell>
          <table:table-cell office:value-type="float" office:value="55305" calcext:value-type="float">
            <text:p>55305</text:p>
          </table:table-cell>
          <table:table-cell table:formula="of:=[.D13]/60000" office:value-type="float" office:value="0.92175" calcext:value-type="float">
            <text:p>0.92175</text:p>
          </table:table-cell>
          <table:table-cell office:value-type="float" office:value="1.56207" calcext:value-type="float">
            <text:p>1.5620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0094" calcext:value-type="float">
            <text:p>320094</text:p>
          </table:table-cell>
          <table:table-cell table:formula="of:=[.B14]-[.B13]" office:value-type="float" office:value="24684" calcext:value-type="float">
            <text:p>24684</text:p>
          </table:table-cell>
          <table:table-cell office:value-type="float" office:value="55339" calcext:value-type="float">
            <text:p>55339</text:p>
          </table:table-cell>
          <table:table-cell table:formula="of:=[.D14]/60000" office:value-type="float" office:value="0.922316666666667" calcext:value-type="float">
            <text:p>0.922316666666667</text:p>
          </table:table-cell>
          <table:table-cell office:value-type="float" office:value="1.55892" calcext:value-type="float">
            <text:p>1.5589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4675" calcext:value-type="float">
            <text:p>344675</text:p>
          </table:table-cell>
          <table:table-cell table:formula="of:=[.B15]-[.B14]" office:value-type="float" office:value="24581" calcext:value-type="float">
            <text:p>24581</text:p>
          </table:table-cell>
          <table:table-cell office:value-type="float" office:value="55375" calcext:value-type="float">
            <text:p>55375</text:p>
          </table:table-cell>
          <table:table-cell table:formula="of:=[.D15]/60000" office:value-type="float" office:value="0.922916666666667" calcext:value-type="float">
            <text:p>0.922916666666667</text:p>
          </table:table-cell>
          <table:table-cell office:value-type="float" office:value="1.55689" calcext:value-type="float">
            <text:p>1.5568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9247" calcext:value-type="float">
            <text:p>369247</text:p>
          </table:table-cell>
          <table:table-cell table:formula="of:=[.B16]-[.B15]" office:value-type="float" office:value="24572" calcext:value-type="float">
            <text:p>24572</text:p>
          </table:table-cell>
          <table:table-cell office:value-type="float" office:value="55421" calcext:value-type="float">
            <text:p>55421</text:p>
          </table:table-cell>
          <table:table-cell table:formula="of:=[.D16]/60000" office:value-type="float" office:value="0.923683333333333" calcext:value-type="float">
            <text:p>0.923683333333333</text:p>
          </table:table-cell>
          <table:table-cell office:value-type="float" office:value="1.55569" calcext:value-type="float">
            <text:p>1.5556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3817" calcext:value-type="float">
            <text:p>393817</text:p>
          </table:table-cell>
          <table:table-cell table:formula="of:=[.B17]-[.B16]" office:value-type="float" office:value="24570" calcext:value-type="float">
            <text:p>24570</text:p>
          </table:table-cell>
          <table:table-cell office:value-type="float" office:value="55438" calcext:value-type="float">
            <text:p>55438</text:p>
          </table:table-cell>
          <table:table-cell table:formula="of:=[.D17]/60000" office:value-type="float" office:value="0.923966666666667" calcext:value-type="float">
            <text:p>0.923966666666667</text:p>
          </table:table-cell>
          <table:table-cell office:value-type="float" office:value="1.55414" calcext:value-type="float">
            <text:p>1.5541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8153" calcext:value-type="float">
            <text:p>418153</text:p>
          </table:table-cell>
          <table:table-cell table:formula="of:=[.B18]-[.B17]" office:value-type="float" office:value="24336" calcext:value-type="float">
            <text:p>24336</text:p>
          </table:table-cell>
          <table:table-cell office:value-type="float" office:value="55491" calcext:value-type="float">
            <text:p>55491</text:p>
          </table:table-cell>
          <table:table-cell table:formula="of:=[.D18]/60000" office:value-type="float" office:value="0.92485" calcext:value-type="float">
            <text:p>0.92485</text:p>
          </table:table-cell>
          <table:table-cell office:value-type="float" office:value="1.5526" calcext:value-type="float">
            <text:p>1.552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2606" calcext:value-type="float">
            <text:p>442606</text:p>
          </table:table-cell>
          <table:table-cell table:formula="of:=[.B19]-[.B18]" office:value-type="float" office:value="24453" calcext:value-type="float">
            <text:p>24453</text:p>
          </table:table-cell>
          <table:table-cell office:value-type="float" office:value="55525" calcext:value-type="float">
            <text:p>55525</text:p>
          </table:table-cell>
          <table:table-cell table:formula="of:=[.D19]/60000" office:value-type="float" office:value="0.925416666666667" calcext:value-type="float">
            <text:p>0.925416666666667</text:p>
          </table:table-cell>
          <table:table-cell office:value-type="float" office:value="1.55093" calcext:value-type="float">
            <text:p>1.5509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968" calcext:value-type="float">
            <text:p>466968</text:p>
          </table:table-cell>
          <table:table-cell table:formula="of:=[.B20]-[.B19]" office:value-type="float" office:value="24362" calcext:value-type="float">
            <text:p>24362</text:p>
          </table:table-cell>
          <table:table-cell office:value-type="float" office:value="55542" calcext:value-type="float">
            <text:p>55542</text:p>
          </table:table-cell>
          <table:table-cell table:formula="of:=[.D20]/60000" office:value-type="float" office:value="0.9257" calcext:value-type="float">
            <text:p>0.9257</text:p>
          </table:table-cell>
          <table:table-cell office:value-type="float" office:value="1.5567" calcext:value-type="float">
            <text:p>1.5567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503" calcext:value-type="float">
            <text:p>491503</text:p>
          </table:table-cell>
          <table:table-cell table:formula="of:=[.B21]-[.B20]" office:value-type="float" office:value="24535" calcext:value-type="float">
            <text:p>24535</text:p>
          </table:table-cell>
          <table:table-cell office:value-type="float" office:value="55566" calcext:value-type="float">
            <text:p>55566</text:p>
          </table:table-cell>
          <table:table-cell table:formula="of:=[.D21]/60000" office:value-type="float" office:value="0.9261" calcext:value-type="float">
            <text:p>0.9261</text:p>
          </table:table-cell>
          <table:table-cell office:value-type="float" office:value="1.54856" calcext:value-type="float">
            <text:p>1.5485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ith conv2d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n_a" table:style-name="ta1">
        <table:table-column table:style-name="co7" table:default-cell-style-name="Default"/>
        <table:table-column table:style-name="co16" table:default-cell-style-name="Default"/>
        <table:table-column table:style-name="co17" table:default-cell-style-name="ce3"/>
        <table:table-column table:style-name="co18" table:default-cell-style-name="Default"/>
        <table:table-column table:style-name="co8" table:default-cell-style-name="ce1"/>
        <table:table-column table:style-name="co8" table:default-cell-style-name="ce4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35.59" calcext:value-type="float">
            <text:p>8735.59</text:p>
          </table:table-cell>
          <table:table-cell/>
          <table:table-cell office:value-type="float" office:value="33264" calcext:value-type="float">
            <text:p>33264</text:p>
          </table:table-cell>
          <table:table-cell table:formula="of:=[.D2]/60000" office:value-type="float" office:value="0.5544" calcext:value-type="float">
            <text:p>0.554</text:p>
          </table:table-cell>
          <table:table-cell office:value-type="float" office:value="1.9824" calcext:value-type="float">
            <text:p>1.9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301.8" calcext:value-type="float">
            <text:p>17301.8</text:p>
          </table:table-cell>
          <table:table-cell table:formula="of:=[.B3]-[.B2]" office:value-type="float" office:value="8566.21" calcext:value-type="float">
            <text:p>8566</text:p>
          </table:table-cell>
          <table:table-cell office:value-type="float" office:value="47722" calcext:value-type="float">
            <text:p>47722</text:p>
          </table:table-cell>
          <table:table-cell table:formula="of:=[.D3]/60000" office:value-type="float" office:value="0.795366666666667" calcext:value-type="float">
            <text:p>0.795</text:p>
          </table:table-cell>
          <table:table-cell office:value-type="float" office:value="1.88585" calcext:value-type="float">
            <text:p>1.8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951.9" calcext:value-type="float">
            <text:p>25951.9</text:p>
          </table:table-cell>
          <table:table-cell table:formula="of:=[.B4]-[.B3]" office:value-type="float" office:value="8650.1" calcext:value-type="float">
            <text:p>8650</text:p>
          </table:table-cell>
          <table:table-cell office:value-type="float" office:value="51214" calcext:value-type="float">
            <text:p>51214</text:p>
          </table:table-cell>
          <table:table-cell table:formula="of:=[.D4]/60000" office:value-type="float" office:value="0.853566666666667" calcext:value-type="float">
            <text:p>0.854</text:p>
          </table:table-cell>
          <table:table-cell office:value-type="float" office:value="1.83333" calcext:value-type="float">
            <text:p>1.8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668.4" calcext:value-type="float">
            <text:p>34668.4</text:p>
          </table:table-cell>
          <table:table-cell table:formula="of:=[.B5]-[.B4]" office:value-type="float" office:value="8716.5" calcext:value-type="float">
            <text:p>8717</text:p>
          </table:table-cell>
          <table:table-cell office:value-type="float" office:value="52482" calcext:value-type="float">
            <text:p>52482</text:p>
          </table:table-cell>
          <table:table-cell table:formula="of:=[.D5]/60000" office:value-type="float" office:value="0.8747" calcext:value-type="float">
            <text:p>0.875</text:p>
          </table:table-cell>
          <table:table-cell office:value-type="float" office:value="1.78799" calcext:value-type="float">
            <text:p>1.7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300.5" calcext:value-type="float">
            <text:p>43300.5</text:p>
          </table:table-cell>
          <table:table-cell table:formula="of:=[.B6]-[.B5]" office:value-type="float" office:value="8632.1" calcext:value-type="float">
            <text:p>8632</text:p>
          </table:table-cell>
          <table:table-cell office:value-type="float" office:value="53312" calcext:value-type="float">
            <text:p>53312</text:p>
          </table:table-cell>
          <table:table-cell table:formula="of:=[.D6]/60000" office:value-type="float" office:value="0.888533333333333" calcext:value-type="float">
            <text:p>0.889</text:p>
          </table:table-cell>
          <table:table-cell office:value-type="float" office:value="1.74619" calcext:value-type="float">
            <text:p>1.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987.6" calcext:value-type="float">
            <text:p>51987.6</text:p>
          </table:table-cell>
          <table:table-cell table:formula="of:=[.B7]-[.B6]" office:value-type="float" office:value="8687.1" calcext:value-type="float">
            <text:p>8687</text:p>
          </table:table-cell>
          <table:table-cell office:value-type="float" office:value="53754" calcext:value-type="float">
            <text:p>53754</text:p>
          </table:table-cell>
          <table:table-cell table:formula="of:=[.D7]/60000" office:value-type="float" office:value="0.8959" calcext:value-type="float">
            <text:p>0.896</text:p>
          </table:table-cell>
          <table:table-cell office:value-type="float" office:value="1.71946" calcext:value-type="float">
            <text:p>1.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596.9" calcext:value-type="float">
            <text:p>60596.9</text:p>
          </table:table-cell>
          <table:table-cell table:formula="of:=[.B8]-[.B7]" office:value-type="float" office:value="8609.3" calcext:value-type="float">
            <text:p>8609</text:p>
          </table:table-cell>
          <table:table-cell office:value-type="float" office:value="53957" calcext:value-type="float">
            <text:p>53957</text:p>
          </table:table-cell>
          <table:table-cell table:formula="of:=[.D8]/60000" office:value-type="float" office:value="0.899283333333333" calcext:value-type="float">
            <text:p>0.899</text:p>
          </table:table-cell>
          <table:table-cell office:value-type="float" office:value="1.69932" calcext:value-type="float">
            <text:p>1.6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235.6" calcext:value-type="float">
            <text:p>69235.6</text:p>
          </table:table-cell>
          <table:table-cell table:formula="of:=[.B9]-[.B8]" office:value-type="float" office:value="8638.7" calcext:value-type="float">
            <text:p>8639</text:p>
          </table:table-cell>
          <table:table-cell office:value-type="float" office:value="54102" calcext:value-type="float">
            <text:p>54102</text:p>
          </table:table-cell>
          <table:table-cell table:formula="of:=[.D9]/60000" office:value-type="float" office:value="0.9017" calcext:value-type="float">
            <text:p>0.902</text:p>
          </table:table-cell>
          <table:table-cell office:value-type="float" office:value="1.67963" calcext:value-type="float">
            <text:p>1.6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898.9" calcext:value-type="float">
            <text:p>77898.9</text:p>
          </table:table-cell>
          <table:table-cell table:formula="of:=[.B10]-[.B9]" office:value-type="float" office:value="8663.29999999999" calcext:value-type="float">
            <text:p>8663</text:p>
          </table:table-cell>
          <table:table-cell office:value-type="float" office:value="54192" calcext:value-type="float">
            <text:p>54192</text:p>
          </table:table-cell>
          <table:table-cell table:formula="of:=[.D10]/60000" office:value-type="float" office:value="0.9032" calcext:value-type="float">
            <text:p>0.903</text:p>
          </table:table-cell>
          <table:table-cell office:value-type="float" office:value="1.66495" calcext:value-type="float">
            <text:p>1.6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479.5" calcext:value-type="float">
            <text:p>86479.5</text:p>
          </table:table-cell>
          <table:table-cell table:formula="of:=[.B11]-[.B10]" office:value-type="float" office:value="8580.60000000001" calcext:value-type="float">
            <text:p>8581</text:p>
          </table:table-cell>
          <table:table-cell office:value-type="float" office:value="54329" calcext:value-type="float">
            <text:p>54329</text:p>
          </table:table-cell>
          <table:table-cell table:formula="of:=[.D11]/60000" office:value-type="float" office:value="0.905483333333333" calcext:value-type="float">
            <text:p>0.905</text:p>
          </table:table-cell>
          <table:table-cell office:value-type="float" office:value="1.6561" calcext:value-type="float">
            <text:p>1.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062.7" calcext:value-type="float">
            <text:p>95062.7</text:p>
          </table:table-cell>
          <table:table-cell table:formula="of:=[.B12]-[.B11]" office:value-type="float" office:value="8583.2" calcext:value-type="float">
            <text:p>8583</text:p>
          </table:table-cell>
          <table:table-cell office:value-type="float" office:value="54467" calcext:value-type="float">
            <text:p>54467</text:p>
          </table:table-cell>
          <table:table-cell table:formula="of:=[.D12]/60000" office:value-type="float" office:value="0.907783333333333" calcext:value-type="float">
            <text:p>0.908</text:p>
          </table:table-cell>
          <table:table-cell office:value-type="float" office:value="1.64881" calcext:value-type="float">
            <text:p>1.6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648" calcext:value-type="float">
            <text:p>103648</text:p>
          </table:table-cell>
          <table:table-cell table:formula="of:=[.B13]-[.B12]" office:value-type="float" office:value="8585.3" calcext:value-type="float">
            <text:p>8585</text:p>
          </table:table-cell>
          <table:table-cell office:value-type="float" office:value="54595" calcext:value-type="float">
            <text:p>54595</text:p>
          </table:table-cell>
          <table:table-cell table:formula="of:=[.D13]/60000" office:value-type="float" office:value="0.909916666666667" calcext:value-type="float">
            <text:p>0.910</text:p>
          </table:table-cell>
          <table:table-cell office:value-type="float" office:value="1.6478" calcext:value-type="float">
            <text:p>1.6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286" calcext:value-type="float">
            <text:p>112286</text:p>
          </table:table-cell>
          <table:table-cell table:formula="of:=[.B14]-[.B13]" office:value-type="float" office:value="8638" calcext:value-type="float">
            <text:p>8638</text:p>
          </table:table-cell>
          <table:table-cell office:value-type="float" office:value="54688" calcext:value-type="float">
            <text:p>54688</text:p>
          </table:table-cell>
          <table:table-cell table:formula="of:=[.D14]/60000" office:value-type="float" office:value="0.911466666666667" calcext:value-type="float">
            <text:p>0.911</text:p>
          </table:table-cell>
          <table:table-cell office:value-type="float" office:value="1.63336" calcext:value-type="float">
            <text:p>1.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898" calcext:value-type="float">
            <text:p>120898</text:p>
          </table:table-cell>
          <table:table-cell table:formula="of:=[.B15]-[.B14]" office:value-type="float" office:value="8612" calcext:value-type="float">
            <text:p>8612</text:p>
          </table:table-cell>
          <table:table-cell office:value-type="float" office:value="54786" calcext:value-type="float">
            <text:p>54786</text:p>
          </table:table-cell>
          <table:table-cell table:formula="of:=[.D15]/60000" office:value-type="float" office:value="0.9131" calcext:value-type="float">
            <text:p>0.913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559" calcext:value-type="float">
            <text:p>129559</text:p>
          </table:table-cell>
          <table:table-cell table:formula="of:=[.B16]-[.B15]" office:value-type="float" office:value="8661" calcext:value-type="float">
            <text:p>8661</text:p>
          </table:table-cell>
          <table:table-cell office:value-type="float" office:value="54824" calcext:value-type="float">
            <text:p>54824</text:p>
          </table:table-cell>
          <table:table-cell table:formula="of:=[.D16]/60000" office:value-type="float" office:value="0.913733333333333" calcext:value-type="float">
            <text:p>0.914</text:p>
          </table:table-cell>
          <table:table-cell office:value-type="float" office:value="1.6264" calcext:value-type="float">
            <text:p>1.6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177" calcext:value-type="float">
            <text:p>138177</text:p>
          </table:table-cell>
          <table:table-cell table:formula="of:=[.B17]-[.B16]" office:value-type="float" office:value="8618" calcext:value-type="float">
            <text:p>8618</text:p>
          </table:table-cell>
          <table:table-cell office:value-type="float" office:value="54874" calcext:value-type="float">
            <text:p>54874</text:p>
          </table:table-cell>
          <table:table-cell table:formula="of:=[.D17]/60000" office:value-type="float" office:value="0.914566666666667" calcext:value-type="float">
            <text:p>0.915</text:p>
          </table:table-cell>
          <table:table-cell office:value-type="float" office:value="1.61357" calcext:value-type="float">
            <text:p>1.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809" calcext:value-type="float">
            <text:p>146809</text:p>
          </table:table-cell>
          <table:table-cell table:formula="of:=[.B18]-[.B17]" office:value-type="float" office:value="8632" calcext:value-type="float">
            <text:p>8632</text:p>
          </table:table-cell>
          <table:table-cell office:value-type="float" office:value="54925" calcext:value-type="float">
            <text:p>54925</text:p>
          </table:table-cell>
          <table:table-cell table:formula="of:=[.D18]/60000" office:value-type="float" office:value="0.915416666666667" calcext:value-type="float">
            <text:p>0.915</text:p>
          </table:table-cell>
          <table:table-cell office:value-type="float" office:value="1.61491" calcext:value-type="float">
            <text:p>1.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374" calcext:value-type="float">
            <text:p>155374</text:p>
          </table:table-cell>
          <table:table-cell table:formula="of:=[.B19]-[.B18]" office:value-type="float" office:value="8565" calcext:value-type="float">
            <text:p>8565</text:p>
          </table:table-cell>
          <table:table-cell office:value-type="float" office:value="54936" calcext:value-type="float">
            <text:p>54936</text:p>
          </table:table-cell>
          <table:table-cell table:formula="of:=[.D19]/60000" office:value-type="float" office:value="0.9156" calcext:value-type="float">
            <text:p>0.916</text:p>
          </table:table-cell>
          <table:table-cell office:value-type="float" office:value="1.61254" calcext:value-type="float">
            <text:p>1.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959" calcext:value-type="float">
            <text:p>163959</text:p>
          </table:table-cell>
          <table:table-cell table:formula="of:=[.B20]-[.B19]" office:value-type="float" office:value="8585" calcext:value-type="float">
            <text:p>8585</text:p>
          </table:table-cell>
          <table:table-cell office:value-type="float" office:value="54967" calcext:value-type="float">
            <text:p>54967</text:p>
          </table:table-cell>
          <table:table-cell table:formula="of:=[.D20]/60000" office:value-type="float" office:value="0.916116666666667" calcext:value-type="float">
            <text:p>0.916</text:p>
          </table:table-cell>
          <table:table-cell office:value-type="float" office:value="1.60189" calcext:value-type="float">
            <text:p>1.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570" calcext:value-type="float">
            <text:p>172570</text:p>
          </table:table-cell>
          <table:table-cell table:formula="of:=[.B21]-[.B20]" office:value-type="float" office:value="8611" calcext:value-type="float">
            <text:p>8611</text:p>
          </table:table-cell>
          <table:table-cell office:value-type="float" office:value="55012" calcext:value-type="float">
            <text:p>55012</text:p>
          </table:table-cell>
          <table:table-cell table:formula="of:=[.D21]/60000" office:value-type="float" office:value="0.916866666666667" calcext:value-type="float">
            <text:p>0.917</text:p>
          </table:table-cell>
          <table:table-cell office:value-type="float" office:value="1.60189" calcext:value-type="float">
            <text:p>1.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* GPU k_linear</text:p>
          </table:table-cell>
          <table:table-cell table:number-columns-repeated="3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ld_a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" table:default-cell-style-name="ce1"/>
        <table:table-column table:style-name="co22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58880" calcext:value-type="float">
            <text:p>4758880</text:p>
          </table:table-cell>
          <table:table-cell/>
          <table:table-cell office:value-type="float" office:value="29783" calcext:value-type="float">
            <text:p>29783</text:p>
          </table:table-cell>
          <table:table-cell table:formula="of:=[.D2]/60000" office:value-type="float" office:value="0.496383333333333" calcext:value-type="float">
            <text:p>0.496</text:p>
          </table:table-cell>
          <table:table-cell office:value-type="float" office:value="2.04038" calcext:value-type="float">
            <text:p>2.040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69960" calcext:value-type="float">
            <text:p>4869960</text:p>
          </table:table-cell>
          <table:table-cell table:formula="of:=[.B3]-[.B2]" office:value-type="float" office:value="111080" calcext:value-type="float">
            <text:p>111080</text:p>
          </table:table-cell>
          <table:table-cell office:value-type="float" office:value="47254" calcext:value-type="float">
            <text:p>47254</text:p>
          </table:table-cell>
          <table:table-cell table:formula="of:=[.D3]/60000" office:value-type="float" office:value="0.787566666666667" calcext:value-type="float">
            <text:p>0.788</text:p>
          </table:table-cell>
          <table:table-cell office:value-type="float" office:value="1.93436" calcext:value-type="float">
            <text:p>1.934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81090" calcext:value-type="float">
            <text:p>4981090</text:p>
          </table:table-cell>
          <table:table-cell table:formula="of:=[.B4]-[.B3]" office:value-type="float" office:value="111130" calcext:value-type="float">
            <text:p>111130</text:p>
          </table:table-cell>
          <table:table-cell office:value-type="float" office:value="49445" calcext:value-type="float">
            <text:p>49445</text:p>
          </table:table-cell>
          <table:table-cell table:formula="of:=[.D4]/60000" office:value-type="float" office:value="0.824083333333333" calcext:value-type="float">
            <text:p>0.824</text:p>
          </table:table-cell>
          <table:table-cell office:value-type="float" office:value="1.88068" calcext:value-type="float">
            <text:p>1.880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92660" calcext:value-type="float">
            <text:p>5092660</text:p>
          </table:table-cell>
          <table:table-cell table:formula="of:=[.B5]-[.B4]" office:value-type="float" office:value="111570" calcext:value-type="float">
            <text:p>111570</text:p>
          </table:table-cell>
          <table:table-cell office:value-type="float" office:value="50562" calcext:value-type="float">
            <text:p>50562</text:p>
          </table:table-cell>
          <table:table-cell table:formula="of:=[.D5]/60000" office:value-type="float" office:value="0.8427" calcext:value-type="float">
            <text:p>0.843</text:p>
          </table:table-cell>
          <table:table-cell office:value-type="float" office:value="1.85037" calcext:value-type="float">
            <text:p>1.85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04010" calcext:value-type="float">
            <text:p>5204010</text:p>
          </table:table-cell>
          <table:table-cell table:formula="of:=[.B6]-[.B5]" office:value-type="float" office:value="111350" calcext:value-type="float">
            <text:p>111350</text:p>
          </table:table-cell>
          <table:table-cell office:value-type="float" office:value="51301" calcext:value-type="float">
            <text:p>51301</text:p>
          </table:table-cell>
          <table:table-cell table:formula="of:=[.D6]/60000" office:value-type="float" office:value="0.855016666666667" calcext:value-type="float">
            <text:p>0.855</text:p>
          </table:table-cell>
          <table:table-cell office:value-type="float" office:value="1.82754" calcext:value-type="float">
            <text:p>1.827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15260" calcext:value-type="float">
            <text:p>5315260</text:p>
          </table:table-cell>
          <table:table-cell table:formula="of:=[.B7]-[.B6]" office:value-type="float" office:value="111250" calcext:value-type="float">
            <text:p>111250</text:p>
          </table:table-cell>
          <table:table-cell office:value-type="float" office:value="51908" calcext:value-type="float">
            <text:p>51908</text:p>
          </table:table-cell>
          <table:table-cell table:formula="of:=[.D7]/60000" office:value-type="float" office:value="0.865133333333333" calcext:value-type="float">
            <text:p>0.865</text:p>
          </table:table-cell>
          <table:table-cell office:value-type="float" office:value="1.80161" calcext:value-type="float">
            <text:p>1.80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26640" calcext:value-type="float">
            <text:p>5426640</text:p>
          </table:table-cell>
          <table:table-cell table:formula="of:=[.B8]-[.B7]" office:value-type="float" office:value="111380" calcext:value-type="float">
            <text:p>111380</text:p>
          </table:table-cell>
          <table:table-cell office:value-type="float" office:value="52532" calcext:value-type="float">
            <text:p>52532</text:p>
          </table:table-cell>
          <table:table-cell table:formula="of:=[.D8]/60000" office:value-type="float" office:value="0.875533333333333" calcext:value-type="float">
            <text:p>0.876</text:p>
          </table:table-cell>
          <table:table-cell office:value-type="float" office:value="1.77842" calcext:value-type="float">
            <text:p>1.778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38550" calcext:value-type="float">
            <text:p>5538550</text:p>
          </table:table-cell>
          <table:table-cell table:formula="of:=[.B9]-[.B8]" office:value-type="float" office:value="111910" calcext:value-type="float">
            <text:p>111910</text:p>
          </table:table-cell>
          <table:table-cell office:value-type="float" office:value="53063" calcext:value-type="float">
            <text:p>53063</text:p>
          </table:table-cell>
          <table:table-cell table:formula="of:=[.D9]/60000" office:value-type="float" office:value="0.884383333333333" calcext:value-type="float">
            <text:p>0.884</text:p>
          </table:table-cell>
          <table:table-cell office:value-type="float" office:value="1.74549" calcext:value-type="float">
            <text:p>1.74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49930" calcext:value-type="float">
            <text:p>5649930</text:p>
          </table:table-cell>
          <table:table-cell table:formula="of:=[.B10]-[.B9]" office:value-type="float" office:value="111380" calcext:value-type="float">
            <text:p>111380</text:p>
          </table:table-cell>
          <table:table-cell office:value-type="float" office:value="53435" calcext:value-type="float">
            <text:p>53435</text:p>
          </table:table-cell>
          <table:table-cell table:formula="of:=[.D10]/60000" office:value-type="float" office:value="0.890583333333333" calcext:value-type="float">
            <text:p>0.891</text:p>
          </table:table-cell>
          <table:table-cell office:value-type="float" office:value="1.7248" calcext:value-type="float">
            <text:p>1.7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61270" calcext:value-type="float">
            <text:p>5761270</text:p>
          </table:table-cell>
          <table:table-cell table:formula="of:=[.B11]-[.B10]" office:value-type="float" office:value="111340" calcext:value-type="float">
            <text:p>111340</text:p>
          </table:table-cell>
          <table:table-cell office:value-type="float" office:value="53780" calcext:value-type="float">
            <text:p>53780</text:p>
          </table:table-cell>
          <table:table-cell table:formula="of:=[.D11]/60000" office:value-type="float" office:value="0.896333333333333" calcext:value-type="float">
            <text:p>0.896</text:p>
          </table:table-cell>
          <table:table-cell office:value-type="float" office:value="1.70964" calcext:value-type="float">
            <text:p>1.709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72800" calcext:value-type="float">
            <text:p>5872800</text:p>
          </table:table-cell>
          <table:table-cell table:formula="of:=[.B12]-[.B11]" office:value-type="float" office:value="111530" calcext:value-type="float">
            <text:p>111530</text:p>
          </table:table-cell>
          <table:table-cell office:value-type="float" office:value="54015" calcext:value-type="float">
            <text:p>54015</text:p>
          </table:table-cell>
          <table:table-cell table:formula="of:=[.D12]/60000" office:value-type="float" office:value="0.90025" calcext:value-type="float">
            <text:p>0.900</text:p>
          </table:table-cell>
          <table:table-cell office:value-type="float" office:value="1.69306" calcext:value-type="float">
            <text:p>1.69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5370" calcext:value-type="float">
            <text:p>5985370</text:p>
          </table:table-cell>
          <table:table-cell table:formula="of:=[.B13]-[.B12]" office:value-type="float" office:value="112570" calcext:value-type="float">
            <text:p>112570</text:p>
          </table:table-cell>
          <table:table-cell office:value-type="float" office:value="54223" calcext:value-type="float">
            <text:p>54223</text:p>
          </table:table-cell>
          <table:table-cell table:formula="of:=[.D13]/60000" office:value-type="float" office:value="0.903716666666667" calcext:value-type="float">
            <text:p>0.904</text:p>
          </table:table-cell>
          <table:table-cell office:value-type="float" office:value="1.68356" calcext:value-type="float">
            <text:p>1.68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96340" calcext:value-type="float">
            <text:p>6096340</text:p>
          </table:table-cell>
          <table:table-cell table:formula="of:=[.B14]-[.B13]" office:value-type="float" office:value="110970" calcext:value-type="float">
            <text:p>110970</text:p>
          </table:table-cell>
          <table:table-cell office:value-type="float" office:value="54384" calcext:value-type="float">
            <text:p>54384</text:p>
          </table:table-cell>
          <table:table-cell table:formula="of:=[.D14]/60000" office:value-type="float" office:value="0.9064" calcext:value-type="float">
            <text:p>0.906</text:p>
          </table:table-cell>
          <table:table-cell office:value-type="float" office:value="1.67253" calcext:value-type="float">
            <text:p>1.672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08050" calcext:value-type="float">
            <text:p>6208050</text:p>
          </table:table-cell>
          <table:table-cell table:formula="of:=[.B15]-[.B14]" office:value-type="float" office:value="111710" calcext:value-type="float">
            <text:p>111710</text:p>
          </table:table-cell>
          <table:table-cell office:value-type="float" office:value="54544" calcext:value-type="float">
            <text:p>54544</text:p>
          </table:table-cell>
          <table:table-cell table:formula="of:=[.D15]/60000" office:value-type="float" office:value="0.909066666666667" calcext:value-type="float">
            <text:p>0.909</text:p>
          </table:table-cell>
          <table:table-cell office:value-type="float" office:value="1.66492" calcext:value-type="float">
            <text:p>1.664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20090" calcext:value-type="float">
            <text:p>6320090</text:p>
          </table:table-cell>
          <table:table-cell table:formula="of:=[.B16]-[.B15]" office:value-type="float" office:value="112040" calcext:value-type="float">
            <text:p>112040</text:p>
          </table:table-cell>
          <table:table-cell office:value-type="float" office:value="54654" calcext:value-type="float">
            <text:p>54654</text:p>
          </table:table-cell>
          <table:table-cell table:formula="of:=[.D16]/60000" office:value-type="float" office:value="0.9109" calcext:value-type="float">
            <text:p>0.911</text:p>
          </table:table-cell>
          <table:table-cell office:value-type="float" office:value="1.66015" calcext:value-type="float">
            <text:p>1.66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31690" calcext:value-type="float">
            <text:p>6431690</text:p>
          </table:table-cell>
          <table:table-cell table:formula="of:=[.B17]-[.B16]" office:value-type="float" office:value="111600" calcext:value-type="float">
            <text:p>111600</text:p>
          </table:table-cell>
          <table:table-cell office:value-type="float" office:value="54789" calcext:value-type="float">
            <text:p>54789</text:p>
          </table:table-cell>
          <table:table-cell table:formula="of:=[.D17]/60000" office:value-type="float" office:value="0.91315" calcext:value-type="float">
            <text:p>0.913</text:p>
          </table:table-cell>
          <table:table-cell office:value-type="float" office:value="1.65134" calcext:value-type="float">
            <text:p>1.651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43260" calcext:value-type="float">
            <text:p>6543260</text:p>
          </table:table-cell>
          <table:table-cell table:formula="of:=[.B18]-[.B17]" office:value-type="float" office:value="111570" calcext:value-type="float">
            <text:p>111570</text:p>
          </table:table-cell>
          <table:table-cell office:value-type="float" office:value="54886" calcext:value-type="float">
            <text:p>54886</text:p>
          </table:table-cell>
          <table:table-cell table:formula="of:=[.D18]/60000" office:value-type="float" office:value="0.914766666666667" calcext:value-type="float">
            <text:p>0.915</text:p>
          </table:table-cell>
          <table:table-cell office:value-type="float" office:value="1.6563" calcext:value-type="float">
            <text:p>1.6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54660" calcext:value-type="float">
            <text:p>6654660</text:p>
          </table:table-cell>
          <table:table-cell table:formula="of:=[.B19]-[.B18]" office:value-type="float" office:value="111400" calcext:value-type="float">
            <text:p>111400</text:p>
          </table:table-cell>
          <table:table-cell office:value-type="float" office:value="55001" calcext:value-type="float">
            <text:p>55001</text:p>
          </table:table-cell>
          <table:table-cell table:formula="of:=[.D19]/60000" office:value-type="float" office:value="0.916683333333333" calcext:value-type="float">
            <text:p>0.917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66030" calcext:value-type="float">
            <text:p>6766030</text:p>
          </table:table-cell>
          <table:table-cell table:formula="of:=[.B20]-[.B19]" office:value-type="float" office:value="111370" calcext:value-type="float">
            <text:p>111370</text:p>
          </table:table-cell>
          <table:table-cell office:value-type="float" office:value="55057" calcext:value-type="float">
            <text:p>55057</text:p>
          </table:table-cell>
          <table:table-cell table:formula="of:=[.D20]/60000" office:value-type="float" office:value="0.917616666666667" calcext:value-type="float">
            <text:p>0.918</text:p>
          </table:table-cell>
          <table:table-cell office:value-type="float" office:value="1.63456" calcext:value-type="float">
            <text:p>1.63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77230" calcext:value-type="float">
            <text:p>6877230</text:p>
          </table:table-cell>
          <table:table-cell table:formula="of:=[.B21]-[.B20]" office:value-type="float" office:value="111200" calcext:value-type="float">
            <text:p>111200</text:p>
          </table:table-cell>
          <table:table-cell office:value-type="float" office:value="55115" calcext:value-type="float">
            <text:p>55115</text:p>
          </table:table-cell>
          <table:table-cell table:formula="of:=[.D21]/60000" office:value-type="float" office:value="0.918583333333333" calcext:value-type="float">
            <text:p>0.919</text:p>
          </table:table-cell>
          <table:table-cell office:value-type="float" office:value="1.62733" calcext:value-type="float">
            <text:p>1.62733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ld_d" table:style-name="ta1"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23" table:default-cell-style-name="ce1"/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207360" calcext:value-type="float">
            <text:p>207360</text:p>
          </table:table-cell>
          <table:table-cell/>
          <table:table-cell office:value-type="float" office:value="9840" calcext:value-type="float">
            <text:p>9840</text:p>
          </table:table-cell>
          <table:table-cell table:formula="of:=[.C2]/60000" office:value-type="float" office:value="0.164" calcext:value-type="float">
            <text:p>0.164</text:p>
          </table:table-cell>
          <table:table-cell office:value-type="float" office:value="2.27138" calcext:value-type="float">
            <text:p>2.271</text:p>
          </table:table-cell>
        </table:table-row>
        <table:table-row table:style-name="ro1">
          <table:table-cell office:value-type="float" office:value="220813" calcext:value-type="float">
            <text:p>220813</text:p>
          </table:table-cell>
          <table:table-cell table:formula="of:=[.A3]-[.A2]" office:value-type="float" office:value="13453" calcext:value-type="float">
            <text:p>13453</text:p>
          </table:table-cell>
          <table:table-cell office:value-type="float" office:value="22772" calcext:value-type="float">
            <text:p>22772</text:p>
          </table:table-cell>
          <table:table-cell table:formula="of:=[.C3]/60000" office:value-type="float" office:value="0.379533333333333" calcext:value-type="float">
            <text:p>0.380</text:p>
          </table:table-cell>
          <table:table-cell office:value-type="float" office:value="2.22355" calcext:value-type="float">
            <text:p>2.224</text:p>
          </table:table-cell>
        </table:table-row>
        <table:table-row table:style-name="ro1">
          <table:table-cell office:value-type="float" office:value="234344" calcext:value-type="float">
            <text:p>234344</text:p>
          </table:table-cell>
          <table:table-cell table:formula="of:=[.A4]-[.A3]" office:value-type="float" office:value="13531" calcext:value-type="float">
            <text:p>13531</text:p>
          </table:table-cell>
          <table:table-cell office:value-type="float" office:value="29458" calcext:value-type="float">
            <text:p>29458</text:p>
          </table:table-cell>
          <table:table-cell table:formula="of:=[.C4]/60000" office:value-type="float" office:value="0.490966666666667" calcext:value-type="float">
            <text:p>0.491</text:p>
          </table:table-cell>
          <table:table-cell office:value-type="float" office:value="2.17148" calcext:value-type="float">
            <text:p>2.171</text:p>
          </table:table-cell>
        </table:table-row>
        <table:table-row table:style-name="ro1">
          <table:table-cell office:value-type="float" office:value="247896" calcext:value-type="float">
            <text:p>247896</text:p>
          </table:table-cell>
          <table:table-cell table:formula="of:=[.A5]-[.A4]" office:value-type="float" office:value="13552" calcext:value-type="float">
            <text:p>13552</text:p>
          </table:table-cell>
          <table:table-cell office:value-type="float" office:value="32942" calcext:value-type="float">
            <text:p>32942</text:p>
          </table:table-cell>
          <table:table-cell table:formula="of:=[.C5]/60000" office:value-type="float" office:value="0.549033333333333" calcext:value-type="float">
            <text:p>0.549</text:p>
          </table:table-cell>
          <table:table-cell office:value-type="float" office:value="2.13324" calcext:value-type="float">
            <text:p>2.133</text:p>
          </table:table-cell>
        </table:table-row>
        <table:table-row table:style-name="ro1">
          <table:table-cell office:value-type="float" office:value="261443" calcext:value-type="float">
            <text:p>261443</text:p>
          </table:table-cell>
          <table:table-cell table:formula="of:=[.A6]-[.A5]" office:value-type="float" office:value="13547" calcext:value-type="float">
            <text:p>13547</text:p>
          </table:table-cell>
          <table:table-cell office:value-type="float" office:value="35243" calcext:value-type="float">
            <text:p>35243</text:p>
          </table:table-cell>
          <table:table-cell table:formula="of:=[.C6]/60000" office:value-type="float" office:value="0.587383333333333" calcext:value-type="float">
            <text:p>0.587</text:p>
          </table:table-cell>
          <table:table-cell office:value-type="float" office:value="2.1044" calcext:value-type="float">
            <text:p>2.104</text:p>
          </table:table-cell>
        </table:table-row>
        <table:table-row table:style-name="ro1">
          <table:table-cell office:value-type="float" office:value="274973" calcext:value-type="float">
            <text:p>274973</text:p>
          </table:table-cell>
          <table:table-cell table:formula="of:=[.A7]-[.A6]" office:value-type="float" office:value="13530" calcext:value-type="float">
            <text:p>13530</text:p>
          </table:table-cell>
          <table:table-cell office:value-type="float" office:value="36688" calcext:value-type="float">
            <text:p>36688</text:p>
          </table:table-cell>
          <table:table-cell table:formula="of:=[.C7]/60000" office:value-type="float" office:value="0.611466666666667" calcext:value-type="float">
            <text:p>0.611</text:p>
          </table:table-cell>
          <table:table-cell office:value-type="float" office:value="2.08294" calcext:value-type="float">
            <text:p>2.083</text:p>
          </table:table-cell>
        </table:table-row>
        <table:table-row table:style-name="ro1">
          <table:table-cell office:value-type="float" office:value="288508" calcext:value-type="float">
            <text:p>288508</text:p>
          </table:table-cell>
          <table:table-cell table:formula="of:=[.A8]-[.A7]" office:value-type="float" office:value="13535" calcext:value-type="float">
            <text:p>13535</text:p>
          </table:table-cell>
          <table:table-cell office:value-type="float" office:value="37663" calcext:value-type="float">
            <text:p>37663</text:p>
          </table:table-cell>
          <table:table-cell table:formula="of:=[.C8]/60000" office:value-type="float" office:value="0.627716666666667" calcext:value-type="float">
            <text:p>0.628</text:p>
          </table:table-cell>
          <table:table-cell office:value-type="float" office:value="2.06565" calcext:value-type="float">
            <text:p>2.066</text:p>
          </table:table-cell>
        </table:table-row>
        <table:table-row table:style-name="ro1">
          <table:table-cell office:value-type="float" office:value="301997" calcext:value-type="float">
            <text:p>301997</text:p>
          </table:table-cell>
          <table:table-cell table:formula="of:=[.A9]-[.A8]" office:value-type="float" office:value="13489" calcext:value-type="float">
            <text:p>13489</text:p>
          </table:table-cell>
          <table:table-cell office:value-type="float" office:value="38464" calcext:value-type="float">
            <text:p>38464</text:p>
          </table:table-cell>
          <table:table-cell table:formula="of:=[.C9]/60000" office:value-type="float" office:value="0.641066666666667" calcext:value-type="float">
            <text:p>0.641</text:p>
          </table:table-cell>
          <table:table-cell office:value-type="float" office:value="2.05539" calcext:value-type="float">
            <text:p>2.055</text:p>
          </table:table-cell>
        </table:table-row>
        <table:table-row table:style-name="ro1">
          <table:table-cell office:value-type="float" office:value="315462" calcext:value-type="float">
            <text:p>315462</text:p>
          </table:table-cell>
          <table:table-cell table:formula="of:=[.A10]-[.A9]" office:value-type="float" office:value="13465" calcext:value-type="float">
            <text:p>13465</text:p>
          </table:table-cell>
          <table:table-cell office:value-type="float" office:value="39190" calcext:value-type="float">
            <text:p>39190</text:p>
          </table:table-cell>
          <table:table-cell table:formula="of:=[.C10]/60000" office:value-type="float" office:value="0.653166666666667" calcext:value-type="float">
            <text:p>0.653</text:p>
          </table:table-cell>
          <table:table-cell office:value-type="float" office:value="2.04118" calcext:value-type="float">
            <text:p>2.041</text:p>
          </table:table-cell>
        </table:table-row>
        <table:table-row table:style-name="ro1">
          <table:table-cell office:value-type="float" office:value="328944" calcext:value-type="float">
            <text:p>328944</text:p>
          </table:table-cell>
          <table:table-cell table:formula="of:=[.A11]-[.A10]" office:value-type="float" office:value="13482" calcext:value-type="float">
            <text:p>13482</text:p>
          </table:table-cell>
          <table:table-cell office:value-type="float" office:value="39644" calcext:value-type="float">
            <text:p>39644</text:p>
          </table:table-cell>
          <table:table-cell table:formula="of:=[.C11]/60000" office:value-type="float" office:value="0.660733333333333" calcext:value-type="float">
            <text:p>0.661</text:p>
          </table:table-cell>
          <table:table-cell office:value-type="float" office:value="2.0337" calcext:value-type="float">
            <text:p>2.034</text:p>
          </table:table-cell>
        </table:table-row>
        <table:table-row table:style-name="ro1">
          <table:table-cell office:value-type="float" office:value="342420" calcext:value-type="float">
            <text:p>342420</text:p>
          </table:table-cell>
          <table:table-cell table:formula="of:=[.A12]-[.A11]" office:value-type="float" office:value="13476" calcext:value-type="float">
            <text:p>13476</text:p>
          </table:table-cell>
          <table:table-cell office:value-type="float" office:value="40091" calcext:value-type="float">
            <text:p>40091</text:p>
          </table:table-cell>
          <table:table-cell table:formula="of:=[.C12]/60000" office:value-type="float" office:value="0.668183333333333" calcext:value-type="float">
            <text:p>0.668</text:p>
          </table:table-cell>
          <table:table-cell office:value-type="float" office:value="2.02823" calcext:value-type="float">
            <text:p>2.028</text:p>
          </table:table-cell>
        </table:table-row>
        <table:table-row table:style-name="ro1">
          <table:table-cell office:value-type="float" office:value="355907" calcext:value-type="float">
            <text:p>355907</text:p>
          </table:table-cell>
          <table:table-cell table:formula="of:=[.A13]-[.A12]" office:value-type="float" office:value="13487" calcext:value-type="float">
            <text:p>13487</text:p>
          </table:table-cell>
          <table:table-cell office:value-type="float" office:value="40547" calcext:value-type="float">
            <text:p>40547</text:p>
          </table:table-cell>
          <table:table-cell table:formula="of:=[.C13]/60000" office:value-type="float" office:value="0.675783333333333" calcext:value-type="float">
            <text:p>0.676</text:p>
          </table:table-cell>
          <table:table-cell office:value-type="float" office:value="2.02097" calcext:value-type="float">
            <text:p>2.021</text:p>
          </table:table-cell>
        </table:table-row>
        <table:table-row table:style-name="ro1">
          <table:table-cell office:value-type="float" office:value="369364" calcext:value-type="float">
            <text:p>369364</text:p>
          </table:table-cell>
          <table:table-cell table:formula="of:=[.A14]-[.A13]" office:value-type="float" office:value="13457" calcext:value-type="float">
            <text:p>13457</text:p>
          </table:table-cell>
          <table:table-cell office:value-type="float" office:value="40936" calcext:value-type="float">
            <text:p>40936</text:p>
          </table:table-cell>
          <table:table-cell table:formula="of:=[.C14]/60000" office:value-type="float" office:value="0.682266666666667" calcext:value-type="float">
            <text:p>0.682</text:p>
          </table:table-cell>
          <table:table-cell office:value-type="float" office:value="2.01874" calcext:value-type="float">
            <text:p>2.019</text:p>
          </table:table-cell>
        </table:table-row>
        <table:table-row table:style-name="ro1">
          <table:table-cell office:value-type="float" office:value="382833" calcext:value-type="float">
            <text:p>382833</text:p>
          </table:table-cell>
          <table:table-cell table:formula="of:=[.A15]-[.A14]" office:value-type="float" office:value="13469" calcext:value-type="float">
            <text:p>13469</text:p>
          </table:table-cell>
          <table:table-cell office:value-type="float" office:value="41361" calcext:value-type="float">
            <text:p>41361</text:p>
          </table:table-cell>
          <table:table-cell table:formula="of:=[.C15]/60000" office:value-type="float" office:value="0.68935" calcext:value-type="float">
            <text:p>0.689</text:p>
          </table:table-cell>
          <table:table-cell office:value-type="float" office:value="2.01078" calcext:value-type="float">
            <text:p>2.011</text:p>
          </table:table-cell>
        </table:table-row>
        <table:table-row table:style-name="ro1">
          <table:table-cell office:value-type="float" office:value="396352" calcext:value-type="float">
            <text:p>396352</text:p>
          </table:table-cell>
          <table:table-cell table:formula="of:=[.A16]-[.A15]" office:value-type="float" office:value="13519" calcext:value-type="float">
            <text:p>13519</text:p>
          </table:table-cell>
          <table:table-cell office:value-type="float" office:value="41699" calcext:value-type="float">
            <text:p>41699</text:p>
          </table:table-cell>
          <table:table-cell table:formula="of:=[.C16]/60000" office:value-type="float" office:value="0.694983333333333" calcext:value-type="float">
            <text:p>0.695</text:p>
          </table:table-cell>
          <table:table-cell office:value-type="float" office:value="2.0091" calcext:value-type="float">
            <text:p>2.009</text:p>
          </table:table-cell>
        </table:table-row>
        <table:table-row table:style-name="ro1">
          <table:table-cell office:value-type="float" office:value="409846" calcext:value-type="float">
            <text:p>409846</text:p>
          </table:table-cell>
          <table:table-cell table:formula="of:=[.A17]-[.A16]" office:value-type="float" office:value="13494" calcext:value-type="float">
            <text:p>13494</text:p>
          </table:table-cell>
          <table:table-cell office:value-type="float" office:value="42019" calcext:value-type="float">
            <text:p>42019</text:p>
          </table:table-cell>
          <table:table-cell table:formula="of:=[.C17]/60000" office:value-type="float" office:value="0.700316666666667" calcext:value-type="float">
            <text:p>0.700</text:p>
          </table:table-cell>
          <table:table-cell office:value-type="float" office:value="2.00023" calcext:value-type="float">
            <text:p>2.000</text:p>
          </table:table-cell>
        </table:table-row>
        <table:table-row table:style-name="ro1">
          <table:table-cell office:value-type="float" office:value="423317" calcext:value-type="float">
            <text:p>423317</text:p>
          </table:table-cell>
          <table:table-cell table:formula="of:=[.A18]-[.A17]" office:value-type="float" office:value="13471" calcext:value-type="float">
            <text:p>13471</text:p>
          </table:table-cell>
          <table:table-cell office:value-type="float" office:value="42302" calcext:value-type="float">
            <text:p>42302</text:p>
          </table:table-cell>
          <table:table-cell table:formula="of:=[.C18]/60000" office:value-type="float" office:value="0.705033333333333" calcext:value-type="float">
            <text:p>0.705</text:p>
          </table:table-cell>
          <table:table-cell office:value-type="float" office:value="2.00013" calcext:value-type="float">
            <text:p>2.000</text:p>
          </table:table-cell>
        </table:table-row>
        <table:table-row table:style-name="ro1">
          <table:table-cell office:value-type="float" office:value="436702" calcext:value-type="float">
            <text:p>436702</text:p>
          </table:table-cell>
          <table:table-cell table:formula="of:=[.A19]-[.A18]" office:value-type="float" office:value="13385" calcext:value-type="float">
            <text:p>13385</text:p>
          </table:table-cell>
          <table:table-cell office:value-type="float" office:value="42591" calcext:value-type="float">
            <text:p>42591</text:p>
          </table:table-cell>
          <table:table-cell table:formula="of:=[.C19]/60000" office:value-type="float" office:value="0.70985" calcext:value-type="float">
            <text:p>0.710</text:p>
          </table:table-cell>
          <table:table-cell office:value-type="float" office:value="1.99612" calcext:value-type="float">
            <text:p>1.996</text:p>
          </table:table-cell>
        </table:table-row>
        <table:table-row table:style-name="ro1">
          <table:table-cell office:value-type="float" office:value="449878" calcext:value-type="float">
            <text:p>449878</text:p>
          </table:table-cell>
          <table:table-cell table:formula="of:=[.A20]-[.A19]" office:value-type="float" office:value="13176" calcext:value-type="float">
            <text:p>13176</text:p>
          </table:table-cell>
          <table:table-cell office:value-type="float" office:value="42868" calcext:value-type="float">
            <text:p>42868</text:p>
          </table:table-cell>
          <table:table-cell table:formula="of:=[.C20]/60000" office:value-type="float" office:value="0.714466666666667" calcext:value-type="float">
            <text:p>0.714</text:p>
          </table:table-cell>
          <table:table-cell office:value-type="float" office:value="2.00018" calcext:value-type="float">
            <text:p>2.000</text:p>
          </table:table-cell>
        </table:table-row>
        <table:table-row table:style-name="ro1">
          <table:table-cell office:value-type="float" office:value="463266" calcext:value-type="float">
            <text:p>463266</text:p>
          </table:table-cell>
          <table:table-cell table:formula="of:=[.A21]-[.A20]" office:value-type="float" office:value="13388" calcext:value-type="float">
            <text:p>13388</text:p>
          </table:table-cell>
          <table:table-cell office:value-type="float" office:value="43092" calcext:value-type="float">
            <text:p>43092</text:p>
          </table:table-cell>
          <table:table-cell table:formula="of:=[.C21]/60000" office:value-type="float" office:value="0.7182" calcext:value-type="float">
            <text:p>0.718</text:p>
          </table:table-cell>
          <table:table-cell office:value-type="float" office:value="1.99401" calcext:value-type="float">
            <text:p>1.994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3" loext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/00/0000</text:date>, <text:time style:data-style-name="N2" text:time-value="11:02:02.346382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7:56:56.034929040</meta:creation-date>
    <dc:date>2022-11-06T11:07:58.836061551</dc:date>
    <meta:editing-duration>PT1H23M4S</meta:editing-duration>
    <meta:editing-cycles>2</meta:editing-cycles>
    <meta:generator>LibreOffice/6.4.7.2$Linux_X86_64 LibreOffice_project/40$Build-2</meta:generator>
    <meta:document-statistic meta:table-count="8" meta:cell-count="110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0.3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56cm" svg:height="12.826cm" xlink:href=".." xlink:type="simple" chart:class="chart:line" chart:style-name="ch1">
        <chart:legend chart:legend-position="top" svg:x="2.44cm" svg:y="0.185cm" style:legend-expansion="wide" chart:style-name="ch2"/>
        <chart:plot-area chart:style-name="ch3" table:cell-range-address="Sheet1.C1:Sheet1.G21" chart:data-source-has-labels="row" svg:x="0.285cm" svg:y="1.039cm" svg:width="13.686cm" svg:height="11.531cm">
          <chartooo:coordinate-region svg:x="1.383cm" svg:y="1.238cm" svg:width="12.402cm" svg:height="10.6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1" chart:label-cell-address="Sheet1.C1:Sheet1.C1" chart:class="chart:line">
            <chart:data-point chart:repeated="20"/>
          </chart:series>
          <chart:series chart:style-name="ch8" chart:values-cell-range-address="Sheet1.D2:Sheet1.D21" chart:label-cell-address="Sheet1.D1:Sheet1.D1" chart:class="chart:line">
            <chart:data-point chart:repeated="20"/>
          </chart:series>
          <chart:series chart:style-name="ch9" chart:values-cell-range-address="Sheet1.E2:Sheet1.E21" chart:label-cell-address="Sheet1.E1:Sheet1.E1" chart:class="chart:line">
            <chart:data-point chart:repeated="20"/>
          </chart:series>
          <chart:series chart:style-name="ch10" chart:values-cell-range-address="Sheet1.F2:Sheet1.F21" chart:label-cell-address="Sheet1.F1:Sheet1.F1" chart:class="chart:line">
            <chart:data-point chart:repeated="20"/>
          </chart:series>
          <chart:series chart:style-name="ch11" chart:values-cell-range-address="Sheet1.G2:Sheet1.G21" chart:label-cell-address="Sheet1.G1:Sheet1.G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_a</text:p>
                <draw:g>
                  <svg:desc>Sheet1.C1:Sheet1.C1</svg:desc>
                </draw:g>
              </table:table-cell>
              <table:table-cell office:value-type="string">
                <text:p>nn_b</text:p>
                <draw:g>
                  <svg:desc>Sheet1.D1:Sheet1.D1</svg:desc>
                </draw:g>
              </table:table-cell>
              <table:table-cell office:value-type="string">
                <text:p>nn_c</text:p>
                <draw:g>
                  <svg:desc>Sheet1.E1:Sheet1.E1</svg:desc>
                </draw:g>
              </table:table-cell>
              <table:table-cell office:value-type="string">
                <text:p>nn_d</text:p>
                <draw:g>
                  <svg:desc>Sheet1.F1:Sheet1.F1</svg:desc>
                </draw:g>
              </table:table-cell>
              <table:table-cell office:value-type="string">
                <text:p>nn_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44">
                <text:p>0.5544</text:p>
                <draw:g>
                  <svg:desc>Sheet1.C2:Sheet1.C21</svg:desc>
                </draw:g>
              </table:table-cell>
              <table:table-cell office:value-type="float" office:value="0.644683333333333">
                <text:p>0.644683333333333</text:p>
                <draw:g>
                  <svg:desc>Sheet1.D2:Sheet1.D21</svg:desc>
                </draw:g>
              </table:table-cell>
              <table:table-cell office:value-type="float" office:value="0.742833333333333">
                <text:p>0.742833333333333</text:p>
                <draw:g>
                  <svg:desc>Sheet1.E2:Sheet1.E21</svg:desc>
                </draw:g>
              </table:table-cell>
              <table:table-cell office:value-type="float" office:value="0.43175">
                <text:p>0.43175</text:p>
                <draw:g>
                  <svg:desc>Sheet1.F2:Sheet1.F21</svg:desc>
                </draw:g>
              </table:table-cell>
              <table:table-cell office:value-type="float" office:value="0.389016666666667">
                <text:p>0.389016666666667</text:p>
                <draw:g>
                  <svg:desc>Sheet1.G2:Sheet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5366666666667">
                <text:p>0.795366666666667</text:p>
              </table:table-cell>
              <table:table-cell office:value-type="float" office:value="0.853">
                <text:p>0.853</text:p>
              </table:table-cell>
              <table:table-cell office:value-type="float" office:value="0.879216666666667">
                <text:p>0.879216666666667</text:p>
              </table:table-cell>
              <table:table-cell office:value-type="float" office:value="0.7675">
                <text:p>0.7675</text:p>
              </table:table-cell>
              <table:table-cell office:value-type="float" office:value="0.715533333333333">
                <text:p>0.7155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3566666666667">
                <text:p>0.853566666666667</text:p>
              </table:table-cell>
              <table:table-cell office:value-type="float" office:value="0.877066666666667">
                <text:p>0.877066666666667</text:p>
              </table:table-cell>
              <table:table-cell office:value-type="float" office:value="0.899716666666667">
                <text:p>0.899716666666667</text:p>
              </table:table-cell>
              <table:table-cell office:value-type="float" office:value="0.82705">
                <text:p>0.82705</text:p>
              </table:table-cell>
              <table:table-cell office:value-type="float" office:value="0.784016666666667">
                <text:p>0.78401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7">
                <text:p>0.8747</text:p>
              </table:table-cell>
              <table:table-cell office:value-type="float" office:value="0.888833333333333">
                <text:p>0.888833333333333</text:p>
              </table:table-cell>
              <table:table-cell office:value-type="float" office:value="0.911616666666667">
                <text:p>0.911616666666667</text:p>
              </table:table-cell>
              <table:table-cell office:value-type="float" office:value="0.849683333333333">
                <text:p>0.849683333333333</text:p>
              </table:table-cell>
              <table:table-cell office:value-type="float" office:value="0.806366666666667">
                <text:p>0.8063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8533333333333">
                <text:p>0.888533333333333</text:p>
              </table:table-cell>
              <table:table-cell office:value-type="float" office:value="0.89735">
                <text:p>0.89735</text:p>
              </table:table-cell>
              <table:table-cell office:value-type="float" office:value="0.92005">
                <text:p>0.92005</text:p>
              </table:table-cell>
              <table:table-cell office:value-type="float" office:value="0.866933333333333">
                <text:p>0.866933333333333</text:p>
              </table:table-cell>
              <table:table-cell office:value-type="float" office:value="0.819783333333333">
                <text:p>0.8197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9">
                <text:p>0.8959</text:p>
              </table:table-cell>
              <table:table-cell office:value-type="float" office:value="0.903483333333333">
                <text:p>0.903483333333333</text:p>
              </table:table-cell>
              <table:table-cell office:value-type="float" office:value="0.926466666666667">
                <text:p>0.926466666666667</text:p>
              </table:table-cell>
              <table:table-cell office:value-type="float" office:value="0.880166666666667">
                <text:p>0.880166666666667</text:p>
              </table:table-cell>
              <table:table-cell office:value-type="float" office:value="0.839066666666667">
                <text:p>0.8390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9283333333333">
                <text:p>0.899283333333333</text:p>
              </table:table-cell>
              <table:table-cell office:value-type="float" office:value="0.90865">
                <text:p>0.90865</text:p>
              </table:table-cell>
              <table:table-cell office:value-type="float" office:value="0.931483333333333">
                <text:p>0.931483333333333</text:p>
              </table:table-cell>
              <table:table-cell office:value-type="float" office:value="0.889583333333333">
                <text:p>0.889583333333333</text:p>
              </table:table-cell>
              <table:table-cell office:value-type="float" office:value="0.857833333333333">
                <text:p>0.857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17">
                <text:p>0.9017</text:p>
              </table:table-cell>
              <table:table-cell office:value-type="float" office:value="0.912266666666667">
                <text:p>0.912266666666667</text:p>
              </table:table-cell>
              <table:table-cell office:value-type="float" office:value="0.935083333333333">
                <text:p>0.935083333333333</text:p>
              </table:table-cell>
              <table:table-cell office:value-type="float" office:value="0.896916666666667">
                <text:p>0.896916666666667</text:p>
              </table:table-cell>
              <table:table-cell office:value-type="float" office:value="0.872666666666667">
                <text:p>0.872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32">
                <text:p>0.9032</text:p>
              </table:table-cell>
              <table:table-cell office:value-type="float" office:value="0.915783333333333">
                <text:p>0.915783333333333</text:p>
              </table:table-cell>
              <table:table-cell office:value-type="float" office:value="0.93815">
                <text:p>0.93815</text:p>
              </table:table-cell>
              <table:table-cell office:value-type="float" office:value="0.902783333333333">
                <text:p>0.902783333333333</text:p>
              </table:table-cell>
              <table:table-cell office:value-type="float" office:value="0.8863">
                <text:p>0.8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5483333333333">
                <text:p>0.905483333333333</text:p>
              </table:table-cell>
              <table:table-cell office:value-type="float" office:value="0.91845">
                <text:p>0.91845</text:p>
              </table:table-cell>
              <table:table-cell office:value-type="float" office:value="0.9409">
                <text:p>0.9409</text:p>
              </table:table-cell>
              <table:table-cell office:value-type="float" office:value="0.907316666666667">
                <text:p>0.907316666666667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7783333333333">
                <text:p>0.907783333333333</text:p>
              </table:table-cell>
              <table:table-cell office:value-type="float" office:value="0.920333333333333">
                <text:p>0.920333333333333</text:p>
              </table:table-cell>
              <table:table-cell office:value-type="float" office:value="0.943433333333333">
                <text:p>0.943433333333333</text:p>
              </table:table-cell>
              <table:table-cell office:value-type="float" office:value="0.91185">
                <text:p>0.91185</text:p>
              </table:table-cell>
              <table:table-cell office:value-type="float" office:value="0.900416666666667">
                <text:p>0.90041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9916666666667">
                <text:p>0.909916666666667</text:p>
              </table:table-cell>
              <table:table-cell office:value-type="float" office:value="0.92175">
                <text:p>0.92175</text:p>
              </table:table-cell>
              <table:table-cell office:value-type="float" office:value="0.94535">
                <text:p>0.94535</text:p>
              </table:table-cell>
              <table:table-cell office:value-type="float" office:value="0.913933333333333">
                <text:p>0.913933333333333</text:p>
              </table:table-cell>
              <table:table-cell office:value-type="float" office:value="0.902883333333333">
                <text:p>0.9028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1466666666667">
                <text:p>0.911466666666667</text:p>
              </table:table-cell>
              <table:table-cell office:value-type="float" office:value="0.922316666666667">
                <text:p>0.922316666666667</text:p>
              </table:table-cell>
              <table:table-cell office:value-type="float" office:value="0.94735">
                <text:p>0.94735</text:p>
              </table:table-cell>
              <table:table-cell office:value-type="float" office:value="0.91505">
                <text:p>0.91505</text:p>
              </table:table-cell>
              <table:table-cell office:value-type="float" office:value="0.903583333333333">
                <text:p>0.90358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31">
                <text:p>0.9131</text:p>
              </table:table-cell>
              <table:table-cell office:value-type="float" office:value="0.922916666666667">
                <text:p>0.922916666666667</text:p>
              </table:table-cell>
              <table:table-cell office:value-type="float" office:value="0.9493">
                <text:p>0.9493</text:p>
              </table:table-cell>
              <table:table-cell office:value-type="float" office:value="0.914833333333333">
                <text:p>0.914833333333333</text:p>
              </table:table-cell>
              <table:table-cell office:value-type="float" office:value="0.904183333333333">
                <text:p>0.90418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3733333333333">
                <text:p>0.913733333333333</text:p>
              </table:table-cell>
              <table:table-cell office:value-type="float" office:value="0.923683333333333">
                <text:p>0.923683333333333</text:p>
              </table:table-cell>
              <table:table-cell office:value-type="float" office:value="0.95095">
                <text:p>0.95095</text:p>
              </table:table-cell>
              <table:table-cell office:value-type="float" office:value="0.916433333333333">
                <text:p>0.916433333333333</text:p>
              </table:table-cell>
              <table:table-cell office:value-type="float" office:value="0.9046">
                <text:p>0.9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4566666666667">
                <text:p>0.914566666666667</text:p>
              </table:table-cell>
              <table:table-cell office:value-type="float" office:value="0.923966666666667">
                <text:p>0.923966666666667</text:p>
              </table:table-cell>
              <table:table-cell office:value-type="float" office:value="0.95235">
                <text:p>0.95235</text:p>
              </table:table-cell>
              <table:table-cell office:value-type="float" office:value="0.919083333333333">
                <text:p>0.919083333333333</text:p>
              </table:table-cell>
              <table:table-cell office:value-type="float" office:value="0.90445">
                <text:p>0.90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5416666666667">
                <text:p>0.915416666666667</text:p>
              </table:table-cell>
              <table:table-cell office:value-type="float" office:value="0.92485">
                <text:p>0.92485</text:p>
              </table:table-cell>
              <table:table-cell office:value-type="float" office:value="0.9535">
                <text:p>0.9535</text:p>
              </table:table-cell>
              <table:table-cell office:value-type="float" office:value="0.921683333333333">
                <text:p>0.921683333333333</text:p>
              </table:table-cell>
              <table:table-cell office:value-type="float" office:value="0.905416666666667">
                <text:p>0.90541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56">
                <text:p>0.9156</text:p>
              </table:table-cell>
              <table:table-cell office:value-type="float" office:value="0.925416666666667">
                <text:p>0.925416666666667</text:p>
              </table:table-cell>
              <table:table-cell office:value-type="float" office:value="0.95485">
                <text:p>0.95485</text:p>
              </table:table-cell>
              <table:table-cell office:value-type="float" office:value="0.922466666666667">
                <text:p>0.922466666666667</text:p>
              </table:table-cell>
              <table:table-cell office:value-type="float" office:value="0.906633333333333">
                <text:p>0.9066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6116666666667">
                <text:p>0.916116666666667</text:p>
              </table:table-cell>
              <table:table-cell office:value-type="float" office:value="0.9257">
                <text:p>0.9257</text:p>
              </table:table-cell>
              <table:table-cell office:value-type="float" office:value="0.955683333333333">
                <text:p>0.955683333333333</text:p>
              </table:table-cell>
              <table:table-cell office:value-type="float" office:value="0.922033333333333">
                <text:p>0.922033333333333</text:p>
              </table:table-cell>
              <table:table-cell office:value-type="float" office:value="0.907833333333333">
                <text:p>0.907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6866666666667">
                <text:p>0.916866666666667</text:p>
              </table:table-cell>
              <table:table-cell office:value-type="float" office:value="0.9261">
                <text:p>0.9261</text:p>
              </table:table-cell>
              <table:table-cell office:value-type="float" office:value="0.956883333333333">
                <text:p>0.956883333333333</text:p>
              </table:table-cell>
              <table:table-cell office:value-type="float" office:value="0.922466666666667">
                <text:p>0.922466666666667</text:p>
              </table:table-cell>
              <table:table-cell office:value-type="float" office:value="0.909916666666667">
                <text:p>0.90991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1.5" chart:maximum="2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14cm" svg:height="9.009cm" xlink:href=".." xlink:type="simple" chart:class="chart:line" chart:style-name="ch1">
        <chart:legend chart:legend-position="top" svg:x="2.669cm" svg:y="0.185cm" style:legend-expansion="wide" chart:style-name="ch2"/>
        <chart:plot-area chart:style-name="ch3" table:cell-range-address="Sheet1.C23:Sheet1.G43" chart:data-source-has-labels="row" svg:x="0.294cm" svg:y="0.963cm" svg:width="14.126cm" svg:height="7.866cm">
          <chartooo:coordinate-region svg:x="1.392cm" svg:y="1.162cm" svg:width="12.841cm" svg:height="7.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4:Sheet1.C43" chart:label-cell-address="Sheet1.C23:Sheet1.C23" chart:class="chart:line">
            <chart:data-point chart:repeated="20"/>
          </chart:series>
          <chart:series chart:style-name="ch8" chart:values-cell-range-address="Sheet1.D24:Sheet1.D43" chart:label-cell-address="Sheet1.D23:Sheet1.D23" chart:class="chart:line">
            <chart:data-point chart:repeated="20"/>
          </chart:series>
          <chart:series chart:style-name="ch9" chart:values-cell-range-address="Sheet1.E24:Sheet1.E43" chart:label-cell-address="Sheet1.E23:Sheet1.E23" chart:class="chart:line">
            <chart:data-point chart:repeated="20"/>
          </chart:series>
          <chart:series chart:style-name="ch10" chart:values-cell-range-address="Sheet1.F24:Sheet1.F43" chart:label-cell-address="Sheet1.F23:Sheet1.F23" chart:class="chart:line">
            <chart:data-point chart:repeated="20"/>
          </chart:series>
          <chart:series chart:style-name="ch11" chart:values-cell-range-address="Sheet1.G24:Sheet1.G43" chart:label-cell-address="Sheet1.G23:Sheet1.G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_a</text:p>
                <draw:g>
                  <svg:desc>Sheet1.C23:Sheet1.C23</svg:desc>
                </draw:g>
              </table:table-cell>
              <table:table-cell office:value-type="string">
                <text:p>nn_b</text:p>
                <draw:g>
                  <svg:desc>Sheet1.D23:Sheet1.D23</svg:desc>
                </draw:g>
              </table:table-cell>
              <table:table-cell office:value-type="string">
                <text:p>nn_c</text:p>
                <draw:g>
                  <svg:desc>Sheet1.E23:Sheet1.E23</svg:desc>
                </draw:g>
              </table:table-cell>
              <table:table-cell office:value-type="string">
                <text:p>nn_d</text:p>
                <draw:g>
                  <svg:desc>Sheet1.F23:Sheet1.F23</svg:desc>
                </draw:g>
              </table:table-cell>
              <table:table-cell office:value-type="string">
                <text:p>nn_e</text:p>
                <draw:g>
                  <svg:desc>Sheet1.G23:Sheet1.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824">
                <text:p>1.9824</text:p>
                <draw:g>
                  <svg:desc>Sheet1.C24:Sheet1.C43</svg:desc>
                </draw:g>
              </table:table-cell>
              <table:table-cell office:value-type="float" office:value="1.88095">
                <text:p>1.88095</text:p>
                <draw:g>
                  <svg:desc>Sheet1.D24:Sheet1.D43</svg:desc>
                </draw:g>
              </table:table-cell>
              <table:table-cell office:value-type="float" office:value="1.81317">
                <text:p>1.81317</text:p>
                <draw:g>
                  <svg:desc>Sheet1.E24:Sheet1.E43</svg:desc>
                </draw:g>
              </table:table-cell>
              <table:table-cell office:value-type="float" office:value="2.04235">
                <text:p>2.04235</text:p>
                <draw:g>
                  <svg:desc>Sheet1.F24:Sheet1.F43</svg:desc>
                </draw:g>
              </table:table-cell>
              <table:table-cell office:value-type="float" office:value="2.07509">
                <text:p>2.07509</text:p>
                <draw:g>
                  <svg:desc>Sheet1.G24:Sheet1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8585">
                <text:p>1.88585</text:p>
              </table:table-cell>
              <table:table-cell office:value-type="float" office:value="1.75645">
                <text:p>1.75645</text:p>
              </table:table-cell>
              <table:table-cell office:value-type="float" office:value="1.70548">
                <text:p>1.70548</text:p>
              </table:table-cell>
              <table:table-cell office:value-type="float" office:value="1.89769">
                <text:p>1.89769</text:p>
              </table:table-cell>
              <table:table-cell office:value-type="float" office:value="1.95647">
                <text:p>1.95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3333">
                <text:p>1.83333</text:p>
              </table:table-cell>
              <table:table-cell office:value-type="float" office:value="1.70162">
                <text:p>1.70162</text:p>
              </table:table-cell>
              <table:table-cell office:value-type="float" office:value="1.65737">
                <text:p>1.65737</text:p>
              </table:table-cell>
              <table:table-cell office:value-type="float" office:value="1.83956">
                <text:p>1.83956</text:p>
              </table:table-cell>
              <table:table-cell office:value-type="float" office:value="1.9138">
                <text:p>1.9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799">
                <text:p>1.78799</text:p>
              </table:table-cell>
              <table:table-cell office:value-type="float" office:value="1.67973">
                <text:p>1.67973</text:p>
              </table:table-cell>
              <table:table-cell office:value-type="float" office:value="1.62015">
                <text:p>1.62015</text:p>
              </table:table-cell>
              <table:table-cell office:value-type="float" office:value="1.80491">
                <text:p>1.80491</text:p>
              </table:table-cell>
              <table:table-cell office:value-type="float" office:value="1.88247">
                <text:p>1.88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4619">
                <text:p>1.74619</text:p>
              </table:table-cell>
              <table:table-cell office:value-type="float" office:value="1.64585">
                <text:p>1.64585</text:p>
              </table:table-cell>
              <table:table-cell office:value-type="float" office:value="1.59896">
                <text:p>1.59896</text:p>
              </table:table-cell>
              <table:table-cell office:value-type="float" office:value="1.77422">
                <text:p>1.77422</text:p>
              </table:table-cell>
              <table:table-cell office:value-type="float" office:value="1.85686">
                <text:p>1.85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1946">
                <text:p>1.71946</text:p>
              </table:table-cell>
              <table:table-cell office:value-type="float" office:value="1.61701">
                <text:p>1.61701</text:p>
              </table:table-cell>
              <table:table-cell office:value-type="float" office:value="1.5856">
                <text:p>1.5856</text:p>
              </table:table-cell>
              <table:table-cell office:value-type="float" office:value="1.74847">
                <text:p>1.74847</text:p>
              </table:table-cell>
              <table:table-cell office:value-type="float" office:value="1.82751">
                <text:p>1.82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9932">
                <text:p>1.69932</text:p>
              </table:table-cell>
              <table:table-cell office:value-type="float" office:value="1.59842">
                <text:p>1.59842</text:p>
              </table:table-cell>
              <table:table-cell office:value-type="float" office:value="1.57446">
                <text:p>1.57446</text:p>
              </table:table-cell>
              <table:table-cell office:value-type="float" office:value="1.73631">
                <text:p>1.73631</text:p>
              </table:table-cell>
              <table:table-cell office:value-type="float" office:value="1.80198">
                <text:p>1.80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7963">
                <text:p>1.67963</text:p>
              </table:table-cell>
              <table:table-cell office:value-type="float" office:value="1.58465">
                <text:p>1.58465</text:p>
              </table:table-cell>
              <table:table-cell office:value-type="float" office:value="1.565">
                <text:p>1.565</text:p>
              </table:table-cell>
              <table:table-cell office:value-type="float" office:value="1.72675">
                <text:p>1.72675</text:p>
              </table:table-cell>
              <table:table-cell office:value-type="float" office:value="1.78176">
                <text:p>1.78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495">
                <text:p>1.66495</text:p>
              </table:table-cell>
              <table:table-cell office:value-type="float" office:value="1.5768">
                <text:p>1.5768</text:p>
              </table:table-cell>
              <table:table-cell office:value-type="float" office:value="1.55782">
                <text:p>1.55782</text:p>
              </table:table-cell>
              <table:table-cell office:value-type="float" office:value="1.71944">
                <text:p>1.71944</text:p>
              </table:table-cell>
              <table:table-cell office:value-type="float" office:value="1.76672">
                <text:p>1.76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561">
                <text:p>1.6561</text:p>
              </table:table-cell>
              <table:table-cell office:value-type="float" office:value="1.57125">
                <text:p>1.57125</text:p>
              </table:table-cell>
              <table:table-cell office:value-type="float" office:value="1.55136">
                <text:p>1.55136</text:p>
              </table:table-cell>
              <table:table-cell office:value-type="float" office:value="1.71235">
                <text:p>1.71235</text:p>
              </table:table-cell>
              <table:table-cell office:value-type="float" office:value="1.75534">
                <text:p>1.75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881">
                <text:p>1.64881</text:p>
              </table:table-cell>
              <table:table-cell office:value-type="float" office:value="1.56668">
                <text:p>1.56668</text:p>
              </table:table-cell>
              <table:table-cell office:value-type="float" office:value="1.54569">
                <text:p>1.54569</text:p>
              </table:table-cell>
              <table:table-cell office:value-type="float" office:value="1.7036">
                <text:p>1.7036</text:p>
              </table:table-cell>
              <table:table-cell office:value-type="float" office:value="1.74701">
                <text:p>1.74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478">
                <text:p>1.6478</text:p>
              </table:table-cell>
              <table:table-cell office:value-type="float" office:value="1.56207">
                <text:p>1.56207</text:p>
              </table:table-cell>
              <table:table-cell office:value-type="float" office:value="1.54057">
                <text:p>1.54057</text:p>
              </table:table-cell>
              <table:table-cell office:value-type="float" office:value="1.6977">
                <text:p>1.6977</text:p>
              </table:table-cell>
              <table:table-cell office:value-type="float" office:value="1.73992">
                <text:p>1.73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3336">
                <text:p>1.63336</text:p>
              </table:table-cell>
              <table:table-cell office:value-type="float" office:value="1.55892">
                <text:p>1.55892</text:p>
              </table:table-cell>
              <table:table-cell office:value-type="float" office:value="1.53634">
                <text:p>1.53634</text:p>
              </table:table-cell>
              <table:table-cell office:value-type="float" office:value="1.69212">
                <text:p>1.69212</text:p>
              </table:table-cell>
              <table:table-cell office:value-type="float" office:value="1.73325">
                <text:p>1.73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4">
                <text:p>1.624</text:p>
              </table:table-cell>
              <table:table-cell office:value-type="float" office:value="1.55689">
                <text:p>1.55689</text:p>
              </table:table-cell>
              <table:table-cell office:value-type="float" office:value="1.53177">
                <text:p>1.53177</text:p>
              </table:table-cell>
              <table:table-cell office:value-type="float" office:value="1.6943">
                <text:p>1.6943</text:p>
              </table:table-cell>
              <table:table-cell office:value-type="float" office:value="1.72746">
                <text:p>1.72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264">
                <text:p>1.6264</text:p>
              </table:table-cell>
              <table:table-cell office:value-type="float" office:value="1.55569">
                <text:p>1.55569</text:p>
              </table:table-cell>
              <table:table-cell office:value-type="float" office:value="1.52578">
                <text:p>1.52578</text:p>
              </table:table-cell>
              <table:table-cell office:value-type="float" office:value="1.68813">
                <text:p>1.68813</text:p>
              </table:table-cell>
              <table:table-cell office:value-type="float" office:value="1.72287">
                <text:p>1.72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1357">
                <text:p>1.61357</text:p>
              </table:table-cell>
              <table:table-cell office:value-type="float" office:value="1.55414">
                <text:p>1.55414</text:p>
              </table:table-cell>
              <table:table-cell office:value-type="float" office:value="1.5221">
                <text:p>1.5221</text:p>
              </table:table-cell>
              <table:table-cell office:value-type="float" office:value="1.68567">
                <text:p>1.68567</text:p>
              </table:table-cell>
              <table:table-cell office:value-type="float" office:value="1.71971">
                <text:p>1.71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1491">
                <text:p>1.61491</text:p>
              </table:table-cell>
              <table:table-cell office:value-type="float" office:value="1.5526">
                <text:p>1.5526</text:p>
              </table:table-cell>
              <table:table-cell office:value-type="float" office:value="1.51962">
                <text:p>1.51962</text:p>
              </table:table-cell>
              <table:table-cell office:value-type="float" office:value="1.68067">
                <text:p>1.68067</text:p>
              </table:table-cell>
              <table:table-cell office:value-type="float" office:value="1.71711">
                <text:p>1.71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1254">
                <text:p>1.61254</text:p>
              </table:table-cell>
              <table:table-cell office:value-type="float" office:value="1.55093">
                <text:p>1.55093</text:p>
              </table:table-cell>
              <table:table-cell office:value-type="float" office:value="1.51603">
                <text:p>1.51603</text:p>
              </table:table-cell>
              <table:table-cell office:value-type="float" office:value="1.67559">
                <text:p>1.67559</text:p>
              </table:table-cell>
              <table:table-cell office:value-type="float" office:value="1.71567">
                <text:p>1.71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0189">
                <text:p>1.60189</text:p>
              </table:table-cell>
              <table:table-cell office:value-type="float" office:value="1.5567">
                <text:p>1.5567</text:p>
              </table:table-cell>
              <table:table-cell office:value-type="float" office:value="1.513">
                <text:p>1.513</text:p>
              </table:table-cell>
              <table:table-cell office:value-type="float" office:value="1.66954">
                <text:p>1.66954</text:p>
              </table:table-cell>
              <table:table-cell office:value-type="float" office:value="1.7118">
                <text:p>1.7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0189">
                <text:p>1.60189</text:p>
              </table:table-cell>
              <table:table-cell office:value-type="float" office:value="1.54856">
                <text:p>1.54856</text:p>
              </table:table-cell>
              <table:table-cell office:value-type="float" office:value="1.5102">
                <text:p>1.5102</text:p>
              </table:table-cell>
              <table:table-cell office:value-type="float" office:value="1.66345">
                <text:p>1.66345</text:p>
              </table:table-cell>
              <table:table-cell office:value-type="float" office:value="1.70572">
                <text:p>1.70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